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4.265cm"/>
    </style:style>
    <style:style style:name="co4" style:family="table-column">
      <style:table-column-properties fo:break-before="auto" style:column-width="2.716cm"/>
    </style:style>
    <style:style style:name="co5" style:family="table-column">
      <style:table-column-properties fo:break-before="auto" style:column-width="7.428cm"/>
    </style:style>
    <style:style style:name="co6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24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23"/>
    <style:style style:name="ce5" style:family="table-cell" style:parent-style-name="Default" style:data-style-name="N11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7"/>
    <style:style style:name="ce17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>
            <text:p>3^n</text:p>
          </table:table-cell>
          <table:table-cell table:style-name="ce3" office:value-type="string" calcext:value-type="string">
            <text:p>tan</text:p>
          </table:table-cell>
          <table:table-cell table:style-name="ce5" office:value-type="string" calcext:value-type="string">
            <text:p>итого</text:p>
          </table:table-cell>
          <table:table-cell table:style-name="ce1" table:number-columns-repeated="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formula="of:=POWER(3;[.A2])" office:value-type="float" office:value="3" calcext:value-type="float">
            <text:p>3,00</text:p>
          </table:table-cell>
          <table:table-cell table:style-name="ce10" table:formula="of:=TAN(PI()/[.B2])" office:value-type="float" office:value="1.73205080756888" calcext:value-type="float">
            <text:p>1,732050808</text:p>
          </table:table-cell>
          <table:table-cell table:style-name="ce10" table:formula="of:=(2*[.A2]+1)*[.C2]" office:value-type="float" office:value="5.19615242270663" calcext:value-type="float">
            <text:p>5,196152423</text:p>
          </table:table-cell>
          <table:table-cell table:style-name="ce1" table:number-columns-repeated="3"/>
          <table:table-cell table:style-name="ce17" office:value-type="float" office:value="5.196152423" calcext:value-type="float">
            <text:p>5,196152423</text:p>
          </table:table-cell>
          <table:table-cell table:style-name="ce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table:formula="of:=POWER(3;[.A3])" office:value-type="float" office:value="9" calcext:value-type="float">
            <text:p>9,00</text:p>
          </table:table-cell>
          <table:table-cell table:style-name="ce10" table:formula="of:=TAN(PI()/[.B3])" office:value-type="float" office:value="0.363970234266202" calcext:value-type="float">
            <text:p>0,363970234</text:p>
          </table:table-cell>
          <table:table-cell table:style-name="ce10" table:formula="of:=(2*[.A3]+1)*[.C3]" office:value-type="float" office:value="1.81985117133101" calcext:value-type="float">
            <text:p>1,819851171</text:p>
          </table:table-cell>
          <table:table-cell table:style-name="ce1" table:number-columns-repeated="3"/>
          <table:table-cell table:style-name="ce18" office:value-type="float" office:value="1.819851171" calcext:value-type="float">
            <text:p>1,819851171</text:p>
          </table:table-cell>
          <table:table-cell table:style-name="ce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table:formula="of:=POWER(3;[.A4])" office:value-type="float" office:value="27" calcext:value-type="float">
            <text:p>27,00</text:p>
          </table:table-cell>
          <table:table-cell table:style-name="ce10" table:formula="of:=TAN(PI()/[.B4])" office:value-type="float" office:value="0.116883236758153" calcext:value-type="float">
            <text:p>0,116883237</text:p>
          </table:table-cell>
          <table:table-cell table:style-name="ce10" table:formula="of:=(2*[.A4]+1)*[.C4]" office:value-type="float" office:value="0.818182657307069" calcext:value-type="float">
            <text:p>0,818182657</text:p>
          </table:table-cell>
          <table:table-cell table:style-name="ce1" table:number-columns-repeated="3"/>
          <table:table-cell table:style-name="ce18" office:value-type="float" office:value="0.818182657" calcext:value-type="float">
            <text:p>0,818182657</text:p>
          </table:table-cell>
          <table:table-cell table:style-name="ce1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table:formula="of:=POWER(3;[.A5])" office:value-type="float" office:value="81" calcext:value-type="float">
            <text:p>81,00</text:p>
          </table:table-cell>
          <table:table-cell table:style-name="ce10" table:formula="of:=TAN(PI()/[.B5])" office:value-type="float" office:value="0.0388045541245706" calcext:value-type="float">
            <text:p>0,038804554</text:p>
          </table:table-cell>
          <table:table-cell table:style-name="ce10" table:formula="of:=(2*[.A5]+1)*[.C5]" office:value-type="float" office:value="0.349240987121135" calcext:value-type="float">
            <text:p>0,349240987</text:p>
          </table:table-cell>
          <table:table-cell table:style-name="ce1" table:number-columns-repeated="3"/>
          <table:table-cell table:style-name="ce18" office:value-type="float" office:value="0.349240987" calcext:value-type="float">
            <text:p>0,349240987</text:p>
          </table:table-cell>
          <table:table-cell table:style-name="ce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table:formula="of:=POWER(3;[.A6])" office:value-type="float" office:value="243" calcext:value-type="float">
            <text:p>243,00</text:p>
          </table:table-cell>
          <table:table-cell table:style-name="ce10" table:formula="of:=TAN(PI()/[.B6])" office:value-type="float" office:value="0.0129290851713254" calcext:value-type="float">
            <text:p>0,012929085</text:p>
          </table:table-cell>
          <table:table-cell table:style-name="ce10" table:formula="of:=(2*[.A6]+1)*[.C6]" office:value-type="float" office:value="0.142219936884579" calcext:value-type="float">
            <text:p>0,142219937</text:p>
          </table:table-cell>
          <table:table-cell table:style-name="ce1" table:number-columns-repeated="3"/>
          <table:table-cell table:style-name="ce18" office:value-type="float" office:value="0.142219937" calcext:value-type="float">
            <text:p>0,142219937</text:p>
          </table:table-cell>
          <table:table-cell table:style-name="ce1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table:formula="of:=POWER(3;[.A7])" office:value-type="float" office:value="729" calcext:value-type="float">
            <text:p>729,00</text:p>
          </table:table-cell>
          <table:table-cell table:style-name="ce10" table:formula="of:=TAN(PI()/[.B7])" office:value-type="float" office:value="0.00430948162093397" calcext:value-type="float">
            <text:p>0,004309482</text:p>
          </table:table-cell>
          <table:table-cell table:style-name="ce10" table:formula="of:=(2*[.A7]+1)*[.C7]" office:value-type="float" office:value="0.0560232610721416" calcext:value-type="float">
            <text:p>0,056023261</text:p>
          </table:table-cell>
          <table:table-cell table:style-name="ce1" table:number-columns-repeated="3"/>
          <table:table-cell table:style-name="ce18" office:value-type="float" office:value="0.056023261" calcext:value-type="float">
            <text:p>0,056023261</text:p>
          </table:table-cell>
          <table:table-cell table:style-name="ce1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2" table:formula="of:=POWER(3;[.A8])" office:value-type="float" office:value="2187" calcext:value-type="float">
            <text:p>2 187,00</text:p>
          </table:table-cell>
          <table:table-cell table:style-name="ce10" table:formula="of:=TAN(PI()/[.B8])" office:value-type="float" office:value="0.00143648596912314" calcext:value-type="float">
            <text:p>0,001436486</text:p>
          </table:table-cell>
          <table:table-cell table:style-name="ce10" table:formula="of:=(2*[.A8]+1)*[.C8]" office:value-type="float" office:value="0.0215472895368471" calcext:value-type="float">
            <text:p>0,021547290</text:p>
          </table:table-cell>
          <table:table-cell table:style-name="ce1" table:number-columns-repeated="3"/>
          <table:table-cell table:style-name="ce18" office:value-type="float" office:value="0.02154729" calcext:value-type="float">
            <text:p>0,02154729</text:p>
          </table:table-cell>
          <table:table-cell table:style-name="ce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table:formula="of:=POWER(3;[.A9])" office:value-type="float" office:value="6561" calcext:value-type="float">
            <text:p>6 561,00</text:p>
          </table:table-cell>
          <table:table-cell table:style-name="ce10" table:formula="of:=TAN(PI()/[.B9])" office:value-type="float" office:value="0.000478828363616472" calcext:value-type="float">
            <text:p>0,000478828</text:p>
          </table:table-cell>
          <table:table-cell table:style-name="ce10" table:formula="of:=(2*[.A9]+1)*[.C9]" office:value-type="float" office:value="0.00814008218148003" calcext:value-type="float">
            <text:p>0,008140082</text:p>
          </table:table-cell>
          <table:table-cell table:style-name="ce1" table:number-columns-repeated="3"/>
          <table:table-cell table:style-name="ce18" office:value-type="float" office:value="0.008140082" calcext:value-type="float">
            <text:p>0,008140082</text:p>
          </table:table-cell>
          <table:table-cell table:style-name="ce1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2" table:formula="of:=POWER(3;[.A10])" office:value-type="float" office:value="19683" calcext:value-type="float">
            <text:p>19 683,00</text:p>
          </table:table-cell>
          <table:table-cell table:style-name="ce10" table:formula="of:=TAN(PI()/[.B10])" office:value-type="float" office:value="0.000159609443695947" calcext:value-type="float">
            <text:p>0,000159609</text:p>
          </table:table-cell>
          <table:table-cell table:style-name="ce10" table:formula="of:=(2*[.A10]+1)*[.C10]" office:value-type="float" office:value="0.003032579430223" calcext:value-type="float">
            <text:p>0,003032579</text:p>
          </table:table-cell>
          <table:table-cell table:style-name="ce1" table:number-columns-repeated="3"/>
          <table:table-cell table:style-name="ce18" office:value-type="float" office:value="0.003032579" calcext:value-type="float">
            <text:p>0,003032579</text:p>
          </table:table-cell>
          <table:table-cell table:style-name="ce1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table:formula="of:=POWER(3;[.A11])" office:value-type="float" office:value="59049" calcext:value-type="float">
            <text:p>59 049,00</text:p>
          </table:table-cell>
          <table:table-cell table:style-name="ce10" table:formula="of:=TAN(PI()/[.B11])" office:value-type="float" office:value="0.0000532031474970612" calcext:value-type="float">
            <text:p>0,000053203</text:p>
          </table:table-cell>
          <table:table-cell table:style-name="ce10" table:formula="of:=(2*[.A11]+1)*[.C11]" office:value-type="float" office:value="0.00111726609743828" calcext:value-type="float">
            <text:p>0,001117266</text:p>
          </table:table-cell>
          <table:table-cell table:style-name="ce1" table:number-columns-repeated="3"/>
          <table:table-cell table:style-name="ce18" office:value-type="float" office:value="0.001117266" calcext:value-type="float">
            <text:p>0,001117266</text:p>
          </table:table-cell>
          <table:table-cell table:style-name="ce1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2" table:formula="of:=POWER(3;[.A12])" office:value-type="float" office:value="177147" calcext:value-type="float">
            <text:p>177 147,00</text:p>
          </table:table-cell>
          <table:table-cell table:style-name="ce10" table:formula="of:=TAN(PI()/[.B12])" office:value-type="float" office:value="0.0000177343824841468" calcext:value-type="float">
            <text:p>0,000017734</text:p>
          </table:table-cell>
          <table:table-cell table:style-name="ce10" table:formula="of:=(2*[.A12]+1)*[.C12]" office:value-type="float" office:value="0.000407890797135375" calcext:value-type="float">
            <text:p>0,000407891</text:p>
          </table:table-cell>
          <table:table-cell table:style-name="ce1" table:number-columns-repeated="3"/>
          <table:table-cell table:style-name="ce18" office:value-type="float" office:value="0.000407891" calcext:value-type="float">
            <text:p>0,000407891</text:p>
          </table:table-cell>
          <table:table-cell table:style-name="ce1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2" table:formula="of:=POWER(3;[.A13])" office:value-type="float" office:value="531441" calcext:value-type="float">
            <text:p>531 441,00</text:p>
          </table:table-cell>
          <table:table-cell table:style-name="ce10" table:formula="of:=TAN(PI()/[.B13])" office:value-type="float" office:value="0.00000591146082749804" calcext:value-type="float">
            <text:p>0,000005911</text:p>
          </table:table-cell>
          <table:table-cell table:style-name="ce10" table:formula="of:=(2*[.A13]+1)*[.C13]" office:value-type="float" office:value="0.000147786520687451" calcext:value-type="float">
            <text:p>0,000147787</text:p>
          </table:table-cell>
          <table:table-cell table:style-name="ce1" table:number-columns-repeated="3"/>
          <table:table-cell table:style-name="ce18" office:value-type="float" office:value="0.000147787" calcext:value-type="float">
            <text:p>0,000147787</text:p>
          </table:table-cell>
          <table:table-cell table:style-name="ce1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2" table:formula="of:=POWER(3;[.A14])" office:value-type="float" office:value="1594323" calcext:value-type="float">
            <text:p>1 594 323,00</text:p>
          </table:table-cell>
          <table:table-cell table:style-name="ce10" table:formula="of:=TAN(PI()/[.B14])" office:value-type="float" office:value="0.00000197048694247895" calcext:value-type="float">
            <text:p>0,000001970</text:p>
          </table:table-cell>
          <table:table-cell table:style-name="ce10" table:formula="of:=(2*[.A14]+1)*[.C14]" office:value-type="float" office:value="0.0000532031474469315" calcext:value-type="float">
            <text:p>0,000053203</text:p>
          </table:table-cell>
          <table:table-cell table:style-name="ce1" table:number-columns-repeated="3"/>
          <table:table-cell table:style-name="ce18" office:value-type="float" office:value="0.000053203" calcext:value-type="float">
            <text:p>0,000053203</text:p>
          </table:table-cell>
          <table:table-cell table:style-name="ce1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table:formula="of:=POWER(3;[.A15])" office:value-type="float" office:value="4782969" calcext:value-type="float">
            <text:p>4 782 969,00</text:p>
          </table:table-cell>
          <table:table-cell table:style-name="ce10" table:formula="of:=TAN(PI()/[.B15])" office:value-type="float" office:value="0.000000656828980825559" calcext:value-type="float">
            <text:p>0,000000657</text:p>
          </table:table-cell>
          <table:table-cell table:style-name="ce10" table:formula="of:=(2*[.A15]+1)*[.C15]" office:value-type="float" office:value="0.0000190480404439412" calcext:value-type="float">
            <text:p>0,000019048</text:p>
          </table:table-cell>
          <table:table-cell table:style-name="ce1" table:number-columns-repeated="3"/>
          <table:table-cell table:style-name="ce18" office:value-type="float" office:value="0.000019048" calcext:value-type="float">
            <text:p>0,000019048</text:p>
          </table:table-cell>
          <table:table-cell table:style-name="ce1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table:formula="of:=POWER(3;[.A16])" office:value-type="float" office:value="14348907" calcext:value-type="float">
            <text:p>14 348 907,00</text:p>
          </table:table-cell>
          <table:table-cell table:style-name="ce10" table:formula="of:=TAN(PI()/[.B16])" office:value-type="float" office:value="0.000000218942993608492" calcext:value-type="float">
            <text:p>0,000000219</text:p>
          </table:table-cell>
          <table:table-cell table:style-name="ce10" table:formula="of:=(2*[.A16]+1)*[.C16]" office:value-type="float" office:value="0.00000678723280186325" calcext:value-type="float">
            <text:p>0,000006787</text:p>
          </table:table-cell>
          <table:table-cell table:style-name="ce1" table:number-columns-repeated="3"/>
          <table:table-cell table:style-name="ce18" office:value-type="float" office:value="0.000006787" calcext:value-type="float">
            <text:p>0,000006787</text:p>
          </table:table-cell>
          <table:table-cell table:style-name="ce1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2" table:formula="of:=POWER(3;[.A17])" office:value-type="float" office:value="43046721" calcext:value-type="float">
            <text:p>43 046 721,00</text:p>
          </table:table-cell>
          <table:table-cell table:style-name="ce10" table:formula="of:=TAN(PI()/[.B17])" office:value-type="float" office:value="0.0000000729809978694962" calcext:value-type="float">
            <text:p>0,000000073</text:p>
          </table:table-cell>
          <table:table-cell table:style-name="ce10" table:formula="of:=(2*[.A17]+1)*[.C17]" office:value-type="float" office:value="0.00000240837292969338" calcext:value-type="float">
            <text:p>0,000002408</text:p>
          </table:table-cell>
          <table:table-cell table:style-name="ce1" table:number-columns-repeated="3"/>
          <table:table-cell table:style-name="ce18" office:value-type="float" office:value="0.000002408" calcext:value-type="float">
            <text:p>0,000002408</text:p>
          </table:table-cell>
          <table:table-cell table:style-name="ce1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2" table:formula="of:=POWER(3;[.A18])" office:value-type="float" office:value="129140163" calcext:value-type="float">
            <text:p>129 140 163,00</text:p>
          </table:table-cell>
          <table:table-cell table:style-name="ce10" table:formula="of:=TAN(PI()/[.B18])" office:value-type="float" office:value="0.000000024326999289832" calcext:value-type="float">
            <text:p>0,000000024</text:p>
          </table:table-cell>
          <table:table-cell table:style-name="ce10" table:formula="of:=(2*[.A18]+1)*[.C18]" office:value-type="float" office:value="0.000000851444975144121" calcext:value-type="float">
            <text:p>0,000000851</text:p>
          </table:table-cell>
          <table:table-cell table:style-name="ce1" table:number-columns-repeated="3"/>
          <table:table-cell table:style-name="ce18" office:value-type="float" office:value="0.000000851" calcext:value-type="float">
            <text:p>0,000000851</text:p>
          </table:table-cell>
          <table:table-cell table:style-name="ce1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2" table:formula="of:=POWER(3;[.A19])" office:value-type="float" office:value="387420489" calcext:value-type="float">
            <text:p>387 420 489,00</text:p>
          </table:table-cell>
          <table:table-cell table:style-name="ce10" table:formula="of:=TAN(PI()/[.B19])" office:value-type="float" office:value="0.00000000810899976327735" calcext:value-type="float">
            <text:p>0,000000008</text:p>
          </table:table-cell>
          <table:table-cell table:style-name="ce10" table:formula="of:=(2*[.A19]+1)*[.C19]" office:value-type="float" office:value="0.000000300032991241262" calcext:value-type="float">
            <text:p>0,000000300</text:p>
          </table:table-cell>
          <table:table-cell table:style-name="ce1" table:number-columns-repeated="3"/>
          <table:table-cell table:style-name="ce18" office:value-type="float" office:value="0.0000003" calcext:value-type="float">
            <text:p>0,0000003</text:p>
          </table:table-cell>
          <table:table-cell table:style-name="ce1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2" table:formula="of:=POWER(3;[.A20])" office:value-type="float" office:value="1162261467" calcext:value-type="float">
            <text:p>1 162 261 467,00</text:p>
          </table:table-cell>
          <table:table-cell table:style-name="ce10" table:formula="of:=TAN(PI()/[.B20])" office:value-type="float" office:value="0.00000000270299992109245" calcext:value-type="float">
            <text:p>0,000000003</text:p>
          </table:table-cell>
          <table:table-cell table:style-name="ce10" table:formula="of:=(2*[.A20]+1)*[.C20]" office:value-type="float" office:value="0.000000105416996922605" calcext:value-type="float">
            <text:p>0,000000105</text:p>
          </table:table-cell>
          <table:table-cell table:style-name="ce1" table:number-columns-repeated="3"/>
          <table:table-cell table:style-name="ce18" office:value-type="float" office:value="0.000000105" calcext:value-type="float">
            <text:p>0,000000105</text:p>
          </table:table-cell>
          <table:table-cell table:style-name="ce1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table:formula="of:=POWER(3;[.A21])" office:value-type="float" office:value="3486784401" calcext:value-type="float">
            <text:p>3 486 784 401,00</text:p>
          </table:table-cell>
          <table:table-cell table:style-name="ce10" table:formula="of:=TAN(PI()/[.B21])" office:value-type="float" office:value="0.000000000900999973697483" calcext:value-type="float">
            <text:p>0,000000001</text:p>
          </table:table-cell>
          <table:table-cell table:style-name="ce10" table:formula="of:=(2*[.A21]+1)*[.C21]" office:value-type="float" office:value="0.0000000369409989215968" calcext:value-type="float">
            <text:p>0,000000037</text:p>
          </table:table-cell>
          <table:table-cell table:style-name="ce1" table:number-columns-repeated="3"/>
          <table:table-cell table:style-name="ce18" office:value-type="float" office:value="0.000000037" calcext:value-type="float">
            <text:p>0,000000037</text:p>
          </table:table-cell>
          <table:table-cell table:style-name="ce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table:formula="of:=POWER(3;[.A22])" office:value-type="float" office:value="10460353203" calcext:value-type="float">
            <text:p>10 460 353 203,00</text:p>
          </table:table-cell>
          <table:table-cell table:style-name="ce10" table:formula="of:=TAN(PI()/[.B22])" office:value-type="float" office:value="0.000000000300333324565828" calcext:value-type="float">
            <text:p>0,000000000</text:p>
          </table:table-cell>
          <table:table-cell table:style-name="ce10" table:formula="of:=(2*[.A22]+1)*[.C22]" office:value-type="float" office:value="0.0000000129143329563306" calcext:value-type="float">
            <text:p>0,000000013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table:formula="of:=POWER(3;[.A23])" office:value-type="float" office:value="31381059609" calcext:value-type="float">
            <text:p>31 381 059 609,00</text:p>
          </table:table-cell>
          <table:table-cell table:style-name="ce10" table:formula="of:=TAN(PI()/[.B23])" office:value-type="float" office:value="0.000000000100111108188609" calcext:value-type="float">
            <text:p>0,000000000</text:p>
          </table:table-cell>
          <table:table-cell table:style-name="ce10" table:formula="of:=(2*[.A23]+1)*[.C23]" office:value-type="float" office:value="0.00000000450499986848741" calcext:value-type="float">
            <text:p>0,000000005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table:formula="of:=POWER(3;[.A24])" office:value-type="float" office:value="94143178827" calcext:value-type="float">
            <text:p>94 143 178 827,00</text:p>
          </table:table-cell>
          <table:table-cell table:style-name="ce11" table:formula="of:=TAN(PI()/[.B24])" office:value-type="float" office:value="0.0000000000333703693962031" calcext:value-type="float">
            <text:p>0,0000000</text:p>
          </table:table-cell>
          <table:table-cell table:style-name="ce10" table:formula="of:=(2*[.A24]+1)*[.C24]" office:value-type="float" office:value="0.00000000156840736162154" calcext:value-type="float">
            <text:p>0,000000002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table:formula="of:=POWER(3;[.A25])" office:value-type="float" office:value="282429536481" calcext:value-type="float">
            <text:p>282 429 536 481,00</text:p>
          </table:table-cell>
          <table:table-cell table:style-name="ce11" table:formula="of:=TAN(PI()/[.B25])" office:value-type="float" office:value="0.000000000011123456465401" calcext:value-type="float">
            <text:p>0,0000000</text:p>
          </table:table-cell>
          <table:table-cell table:style-name="ce10" table:formula="of:=(2*[.A25]+1)*[.C25]" office:value-type="float" office:value="0.00000000054504936680465" calcext:value-type="float">
            <text:p>0,000000001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table:formula="of:=POWER(3;[.A26])" office:value-type="float" office:value="847288609443" calcext:value-type="float">
            <text:p>847 288 609 443,00</text:p>
          </table:table-cell>
          <table:table-cell table:style-name="ce11" table:formula="of:=TAN(PI()/[.B26])" office:value-type="float" office:value="0.00000000000370781882180034" calcext:value-type="float">
            <text:p>0,0000000</text:p>
          </table:table-cell>
          <table:table-cell table:style-name="ce10" table:formula="of:=(2*[.A26]+1)*[.C26]" office:value-type="float" office:value="0.000000000189098759911817" calcext:value-type="float">
            <text:p>0,000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table:formula="of:=POWER(3;[.A27])" office:value-type="float" office:value="2541865828329" calcext:value-type="float">
            <text:p>2 541 865 828 329,00</text:p>
          </table:table-cell>
          <table:table-cell table:style-name="ce3" table:formula="of:=TAN(PI()/[.B27])" office:value-type="float" office:value="0.00000000000123593960726678" calcext:value-type="float">
            <text:p>0,00000000</text:p>
          </table:table-cell>
          <table:table-cell table:style-name="ce5" table:formula="of:=(2*[.A27]+1)*[.C27]" office:value-type="float" office:value="0.0000000000655047991851394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table:formula="of:=POWER(3;[.A28])" office:value-type="float" office:value="7625597484987" calcext:value-type="float">
            <text:p>7 625 597 484 987,00</text:p>
          </table:table-cell>
          <table:table-cell table:style-name="ce3" table:formula="of:=TAN(PI()/[.B28])" office:value-type="float" office:value="0.000000000000411979869088927" calcext:value-type="float">
            <text:p>0,00000000</text:p>
          </table:table-cell>
          <table:table-cell table:style-name="ce5" table:formula="of:=(2*[.A28]+1)*[.C28]" office:value-type="float" office:value="0.000000000022658892799891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table:formula="of:=POWER(3;[.A29])" office:value-type="float" office:value="22876792454961" calcext:value-type="float">
            <text:p>22 876 792 454 961,00</text:p>
          </table:table-cell>
          <table:table-cell table:style-name="ce3" table:formula="of:=TAN(PI()/[.B29])" office:value-type="float" office:value="0.000000000000137326623029642" calcext:value-type="float">
            <text:p>0,00000000</text:p>
          </table:table-cell>
          <table:table-cell table:style-name="ce5" table:formula="of:=(2*[.A29]+1)*[.C29]" office:value-type="float" office:value="0.00000000000782761751268961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table:formula="of:=POWER(3;[.A30])" office:value-type="float" office:value="68630377364883" calcext:value-type="float">
            <text:p>68 630 377 364 883,00</text:p>
          </table:table-cell>
          <table:table-cell table:style-name="ce3" table:formula="of:=TAN(PI()/[.B30])" office:value-type="float" office:value="0.0000000000000457755410098807" calcext:value-type="float">
            <text:p>0,00000000</text:p>
          </table:table-cell>
          <table:table-cell table:style-name="ce5" table:formula="of:=(2*[.A30]+1)*[.C30]" office:value-type="float" office:value="0.00000000000270075691958296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table:formula="of:=POWER(3;[.A31])" office:value-type="float" office:value="205891132094649" calcext:value-type="float">
            <text:p>205 891 132 094 649,00</text:p>
          </table:table-cell>
          <table:table-cell table:style-name="ce3" table:formula="of:=TAN(PI()/[.B31])" office:value-type="float" office:value="0.0000000000000152585136699602" calcext:value-type="float">
            <text:p>0,00000000</text:p>
          </table:table-cell>
          <table:table-cell table:style-name="ce5" table:formula="of:=(2*[.A31]+1)*[.C31]" office:value-type="float" office:value="0.000000000000930769333867575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table:formula="of:=POWER(3;[.A32])" office:value-type="float" office:value="617673396283947" calcext:value-type="float">
            <text:p>617 673 396 283 947,00</text:p>
          </table:table-cell>
          <table:table-cell table:style-name="ce3" table:formula="of:=TAN(PI()/[.B32])" office:value-type="float" office:value="5.08617122332008E-015" calcext:value-type="float">
            <text:p>0,00000000</text:p>
          </table:table-cell>
          <table:table-cell table:style-name="ce5" table:formula="of:=(2*[.A32]+1)*[.C32]" office:value-type="float" office:value="0.000000000000320428787069165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table:formula="of:=POWER(3;[.A33])" office:value-type="float" office:value="1853020188851841" calcext:value-type="float">
            <text:p>1 853 020 188 851 841,00</text:p>
          </table:table-cell>
          <table:table-cell table:style-name="ce3" table:formula="of:=TAN(PI()/[.B33])" office:value-type="float" office:value="1.69539040777336E-015" calcext:value-type="float">
            <text:p>0,00000000</text:p>
          </table:table-cell>
          <table:table-cell table:style-name="ce5" table:formula="of:=(2*[.A33]+1)*[.C33]" office:value-type="float" office:value="0.000000000000110200376505268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table:formula="of:=POWER(3;[.A34])" office:value-type="float" office:value="5559060566555523" calcext:value-type="float">
            <text:p>5 559 060 566 555 523,00</text:p>
          </table:table-cell>
          <table:table-cell table:style-name="ce3" table:formula="of:=TAN(PI()/[.B34])" office:value-type="float" office:value="5.65130135924454E-016" calcext:value-type="float">
            <text:p>0,00000000</text:p>
          </table:table-cell>
          <table:table-cell table:style-name="ce5" table:formula="of:=(2*[.A34]+1)*[.C34]" office:value-type="float" office:value="0.0000000000000378637191069384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table:formula="of:=POWER(3;[.A35])" office:value-type="float" office:value="1.66771816996666E+016" calcext:value-type="float">
            <text:p>16 677 181 699 666 600,00</text:p>
          </table:table-cell>
          <table:table-cell table:style-name="ce3" table:formula="of:=TAN(PI()/[.B35])" office:value-type="float" office:value="1.88376711974818E-016" calcext:value-type="float">
            <text:p>0,00000000</text:p>
          </table:table-cell>
          <table:table-cell table:style-name="ce5" table:formula="of:=(2*[.A35]+1)*[.C35]" office:value-type="float" office:value="0.0000000000000129979931262624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table:formula="of:=POWER(3;[.A36])" office:value-type="float" office:value="5.00315450989997E+016" calcext:value-type="float">
            <text:p>50 031 545 098 999 700,00</text:p>
          </table:table-cell>
          <table:table-cell table:style-name="ce3" table:formula="of:=TAN(PI()/[.B36])" office:value-type="float" office:value="6.27922373249393E-017" calcext:value-type="float">
            <text:p>0,00000000</text:p>
          </table:table-cell>
          <table:table-cell table:style-name="ce5" table:formula="of:=(2*[.A36]+1)*[.C36]" office:value-type="float" office:value="4.45824885007069E-015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table:formula="of:=POWER(3;[.A37])" office:value-type="float" office:value="1.50094635296999E+017" calcext:value-type="float">
            <text:p>150 094 635 296 999 000,00</text:p>
          </table:table-cell>
          <table:table-cell table:style-name="ce3" table:formula="of:=TAN(PI()/[.B37])" office:value-type="float" office:value="2.09307457749798E-017" calcext:value-type="float">
            <text:p>0,00000000</text:p>
          </table:table-cell>
          <table:table-cell table:style-name="ce5" table:formula="of:=(2*[.A37]+1)*[.C37]" office:value-type="float" office:value="1.52794444157352E-015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table:formula="of:=POWER(3;[.A38])" office:value-type="float" office:value="4.50283905890997E+017" calcext:value-type="float">
            <text:p>450 283 905 890 997 000,00</text:p>
          </table:table-cell>
          <table:table-cell table:style-name="ce3" table:formula="of:=TAN(PI()/[.B38])" office:value-type="float" office:value="6.97691525832659E-018" calcext:value-type="float">
            <text:p>0,00000000</text:p>
          </table:table-cell>
          <table:table-cell table:style-name="ce5" table:formula="of:=(2*[.A38]+1)*[.C38]" office:value-type="float" office:value="5.23268644374494E-016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table:formula="of:=POWER(3;[.A39])" office:value-type="float" office:value="1.35085171767299E+018" calcext:value-type="float">
            <text:p>1 350 851 717 672 990 000,00</text:p>
          </table:table-cell>
          <table:table-cell table:style-name="ce3" table:formula="of:=TAN(PI()/[.B39])" office:value-type="float" office:value="2.3256384194422E-018" calcext:value-type="float">
            <text:p>0,00000000</text:p>
          </table:table-cell>
          <table:table-cell table:style-name="ce5" table:formula="of:=(2*[.A39]+1)*[.C39]" office:value-type="float" office:value="1.79074158297049E-016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table:formula="of:=POWER(3;[.A40])" office:value-type="float" office:value="4.05255515301898E+018" calcext:value-type="float">
            <text:p>4 052 555 153 018 980 000,00</text:p>
          </table:table-cell>
          <table:table-cell table:style-name="ce3" table:formula="of:=TAN(PI()/[.B40])" office:value-type="float" office:value="7.75212806480732E-019" calcext:value-type="float">
            <text:p>0,00000000</text:p>
          </table:table-cell>
          <table:table-cell table:style-name="ce5" table:formula="of:=(2*[.A40]+1)*[.C40]" office:value-type="float" office:value="6.12418117119778E-017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table:formula="of:=POWER(3;[.A41])" office:value-type="float" office:value="1.21576654590569E+019" calcext:value-type="float">
            <text:p>12 157 665 459 056 900 000,00</text:p>
          </table:table-cell>
          <table:table-cell table:style-name="ce3" table:formula="of:=TAN(PI()/[.B41])" office:value-type="float" office:value="2.58404268826911E-019" calcext:value-type="float">
            <text:p>0,00000000</text:p>
          </table:table-cell>
          <table:table-cell table:style-name="ce5" table:formula="of:=(2*[.A41]+1)*[.C41]" office:value-type="float" office:value="2.09307457749798E-017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table:formula="of:=POWER(3;[.A42])" office:value-type="float" office:value="3.64729963771708E+019" calcext:value-type="float">
            <text:p>36 472 996 377 170 800 000,00</text:p>
          </table:table-cell>
          <table:table-cell table:style-name="ce3" table:formula="of:=TAN(PI()/[.B42])" office:value-type="float" office:value="8.61347562756369E-020" calcext:value-type="float">
            <text:p>0,00000000</text:p>
          </table:table-cell>
          <table:table-cell table:style-name="ce5" table:formula="of:=(2*[.A42]+1)*[.C42]" office:value-type="float" office:value="7.14918477087786E-018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table:formula="of:=POWER(3;[.A43])" office:value-type="float" office:value="1.09418989131512E+020" calcext:value-type="float">
            <text:p>109 418 989 131 512 000 000,00</text:p>
          </table:table-cell>
          <table:table-cell table:style-name="ce3" table:formula="of:=TAN(PI()/[.B43])" office:value-type="float" office:value="2.87115854252123E-020" calcext:value-type="float">
            <text:p>0,00000000</text:p>
          </table:table-cell>
          <table:table-cell table:style-name="ce5" table:formula="of:=(2*[.A43]+1)*[.C43]" office:value-type="float" office:value="2.44048476114305E-018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table:formula="of:=POWER(3;[.A44])" office:value-type="float" office:value="3.28256967394537E+020" calcext:value-type="float">
            <text:p>328 256 967 394 537 000 000,00</text:p>
          </table:table-cell>
          <table:table-cell table:style-name="ce3" table:formula="of:=TAN(PI()/[.B44])" office:value-type="float" office:value="9.57052847507077E-021" calcext:value-type="float">
            <text:p>0,00000000</text:p>
          </table:table-cell>
          <table:table-cell table:style-name="ce5" table:formula="of:=(2*[.A44]+1)*[.C44]" office:value-type="float" office:value="8.32635977331157E-019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table:formula="of:=POWER(3;[.A45])" office:value-type="float" office:value="9.84770902183611E+020" calcext:value-type="float">
            <text:p>984 770 902 183 611 000 000,00</text:p>
          </table:table-cell>
          <table:table-cell table:style-name="ce3" table:formula="of:=TAN(PI()/[.B45])" office:value-type="float" office:value="3.19017615835692E-021" calcext:value-type="float">
            <text:p>0,00000000</text:p>
          </table:table-cell>
          <table:table-cell table:style-name="ce5" table:formula="of:=(2*[.A45]+1)*[.C45]" office:value-type="float" office:value="2.83925678093766E-019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table:formula="of:=POWER(3;[.A46])" office:value-type="float" office:value="2.95431270655083E+021" calcext:value-type="float">
            <text:p>2 954 312 706 550 830 000 000,00</text:p>
          </table:table-cell>
          <table:table-cell table:style-name="ce3" table:formula="of:=TAN(PI()/[.B46])" office:value-type="float" office:value="1.06339205278564E-021" calcext:value-type="float">
            <text:p>0,00000000</text:p>
          </table:table-cell>
          <table:table-cell table:style-name="ce5" table:formula="of:=(2*[.A46]+1)*[.C46]" office:value-type="float" office:value="9.67686768034933E-020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table:formula="of:=POWER(3;[.A47])" office:value-type="float" office:value="8.8629381196525E+021" calcext:value-type="float">
            <text:p>8 862 938 119 652 500 000 000,00</text:p>
          </table:table-cell>
          <table:table-cell table:style-name="ce3" table:formula="of:=TAN(PI()/[.B47])" office:value-type="float" office:value="3.54464017595214E-022" calcext:value-type="float">
            <text:p>0,00000000</text:p>
          </table:table-cell>
          <table:table-cell table:style-name="ce5" table:formula="of:=(2*[.A47]+1)*[.C47]" office:value-type="float" office:value="3.29651536363549E-020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table:formula="of:=POWER(3;[.A48])" office:value-type="float" office:value="2.65888143589575E+022" calcext:value-type="float">
            <text:p>26 588 814 358 957 500 000 000,00</text:p>
          </table:table-cell>
          <table:table-cell table:style-name="ce3" table:formula="of:=TAN(PI()/[.B48])" office:value-type="float" office:value="1.18154672531738E-022" calcext:value-type="float">
            <text:p>0,00000000</text:p>
          </table:table-cell>
          <table:table-cell table:style-name="ce5" table:formula="of:=(2*[.A48]+1)*[.C48]" office:value-type="float" office:value="1.12246938905151E-020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table:formula="of:=POWER(3;[.A49])" office:value-type="float" office:value="7.97664430768725E+022" calcext:value-type="float">
            <text:p>79 766 443 076 872 500 000 000,00</text:p>
          </table:table-cell>
          <table:table-cell table:style-name="ce3" table:formula="of:=TAN(PI()/[.B49])" office:value-type="float" office:value="3.93848908439126E-023" calcext:value-type="float">
            <text:p>0,00000000</text:p>
          </table:table-cell>
          <table:table-cell table:style-name="ce5" table:formula="of:=(2*[.A49]+1)*[.C49]" office:value-type="float" office:value="3.82033441185952E-021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table:formula="of:=POWER(3;[.A50])" office:value-type="float" office:value="2.39299329230618E+023" calcext:value-type="float">
            <text:p>239 299 329 230 618 000 000 000,00</text:p>
          </table:table-cell>
          <table:table-cell table:style-name="ce3" table:formula="of:=TAN(PI()/[.B50])" office:value-type="float" office:value="1.31282969479709E-023" calcext:value-type="float">
            <text:p>0,00000000</text:p>
          </table:table-cell>
          <table:table-cell table:style-name="ce5" table:formula="of:=(2*[.A50]+1)*[.C50]" office:value-type="float" office:value="1.29970139784912E-021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table:formula="of:=POWER(3;[.A51])" office:value-type="float" office:value="7.17897987691853E+023" calcext:value-type="float">
            <text:p>717 897 987 691 853 000 000 000,00</text:p>
          </table:table-cell>
          <table:table-cell table:style-name="ce3" table:formula="of:=TAN(PI()/[.B51])" office:value-type="float" office:value="4.37609898265696E-024" calcext:value-type="float">
            <text:p>0,00000000</text:p>
          </table:table-cell>
          <table:table-cell table:style-name="ce5" table:formula="of:=(2*[.A51]+1)*[.C51]" office:value-type="float" office:value="4.41985997248353E-022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table:formula="of:=POWER(3;[.A52])" office:value-type="float" office:value="2.15369396307556E+024" calcext:value-type="float">
            <text:p>2 153 693 963 075 560 000 000 000,00</text:p>
          </table:table-cell>
          <table:table-cell table:style-name="ce3" table:formula="of:=TAN(PI()/[.B52])" office:value-type="float" office:value="1.45869966088565E-024" calcext:value-type="float">
            <text:p>0,00000000</text:p>
          </table:table-cell>
          <table:table-cell table:style-name="ce5" table:formula="of:=(2*[.A52]+1)*[.C52]" office:value-type="float" office:value="1.50246065071222E-022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table:formula="of:=POWER(3;[.A53])" office:value-type="float" office:value="6.46108188922667E+024" calcext:value-type="float">
            <text:p>6 461 081 889 226 670 000 000 000,00</text:p>
          </table:table-cell>
          <table:table-cell table:style-name="ce3" table:formula="of:=TAN(PI()/[.B53])" office:value-type="float" office:value="4.86233220295218E-025" calcext:value-type="float">
            <text:p>0,00000000</text:p>
          </table:table-cell>
          <table:table-cell table:style-name="ce5" table:formula="of:=(2*[.A53]+1)*[.C53]" office:value-type="float" office:value="5.10544881309978E-023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table:formula="of:=POWER(3;[.A54])" office:value-type="float" office:value="1.938324566768E+025" calcext:value-type="float">
            <text:p>19 383 245 667 680 000 000 000 000,00</text:p>
          </table:table-cell>
          <table:table-cell table:style-name="ce3" table:formula="of:=TAN(PI()/[.B54])" office:value-type="float" office:value="1.62077740098406E-025" calcext:value-type="float">
            <text:p>0,00000000</text:p>
          </table:table-cell>
          <table:table-cell table:style-name="ce5" table:formula="of:=(2*[.A54]+1)*[.C54]" office:value-type="float" office:value="1.73423181905294E-023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table:formula="of:=POWER(3;[.A55])" office:value-type="float" office:value="5.81497370030401E+025" calcext:value-type="float">
            <text:p>58 149 737 003 040 100 000 000 000,00</text:p>
          </table:table-cell>
          <table:table-cell table:style-name="ce3" table:formula="of:=TAN(PI()/[.B55])" office:value-type="float" office:value="5.40259133661353E-026" calcext:value-type="float">
            <text:p>0,00000000</text:p>
          </table:table-cell>
          <table:table-cell table:style-name="ce5" table:formula="of:=(2*[.A55]+1)*[.C55]" office:value-type="float" office:value="5.88882455690875E-024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table:formula="of:=POWER(3;[.A56])" office:value-type="float" office:value="1.7444921100912E+026" calcext:value-type="float">
            <text:p>174 449 211 009 120 000 000 000 000,00</text:p>
          </table:table-cell>
          <table:table-cell table:style-name="ce3" table:formula="of:=TAN(PI()/[.B56])" office:value-type="float" office:value="1.80086377887118E-026" calcext:value-type="float">
            <text:p>0,00000000</text:p>
          </table:table-cell>
          <table:table-cell table:style-name="ce5" table:formula="of:=(2*[.A56]+1)*[.C56]" office:value-type="float" office:value="1.99895879454701E-024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" table:formula="of:=POWER(3;[.A57])" office:value-type="float" office:value="5.23347633027361E+026" calcext:value-type="float">
            <text:p>523 347 633 027 361 000 000 000 000,00</text:p>
          </table:table-cell>
          <table:table-cell table:style-name="ce3" table:formula="of:=TAN(PI()/[.B57])" office:value-type="float" office:value="6.00287926290392E-027" calcext:value-type="float">
            <text:p>0,00000000</text:p>
          </table:table-cell>
          <table:table-cell table:style-name="ce5" table:formula="of:=(2*[.A57]+1)*[.C57]" office:value-type="float" office:value="6.78325356708143E-025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2" table:formula="of:=POWER(3;[.A58])" office:value-type="float" office:value="1.57004289908208E+027" calcext:value-type="float">
            <text:p>1 570 042 899 082 080 000 000 000 000,00</text:p>
          </table:table-cell>
          <table:table-cell table:style-name="ce3" table:formula="of:=TAN(PI()/[.B58])" office:value-type="float" office:value="2.00095975430131E-027" calcext:value-type="float">
            <text:p>0,00000000</text:p>
          </table:table-cell>
          <table:table-cell table:style-name="ce5" table:formula="of:=(2*[.A58]+1)*[.C58]" office:value-type="float" office:value="2.3011037174465E-025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2" table:formula="of:=POWER(3;[.A59])" office:value-type="float" office:value="4.71012869724625E+027" calcext:value-type="float">
            <text:p>4 710 128 697 246 250 000 000 000 000,00</text:p>
          </table:table-cell>
          <table:table-cell table:style-name="ce3" table:formula="of:=TAN(PI()/[.B59])" office:value-type="float" office:value="6.66986584767102E-028" calcext:value-type="float">
            <text:p>0,00000000</text:p>
          </table:table-cell>
          <table:table-cell table:style-name="ce5" table:formula="of:=(2*[.A59]+1)*[.C59]" office:value-type="float" office:value="7.8037430417751E-026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table:formula="of:=POWER(3;[.A60])" office:value-type="float" office:value="1.41303860917387E+028" calcext:value-type="float">
            <text:p>14 130 386 091 738 700 000 000 000 000,00</text:p>
          </table:table-cell>
          <table:table-cell table:style-name="ce3" table:formula="of:=TAN(PI()/[.B60])" office:value-type="float" office:value="2.22328861589034E-028" calcext:value-type="float">
            <text:p>0,00000000</text:p>
          </table:table-cell>
          <table:table-cell table:style-name="ce5" table:formula="of:=(2*[.A60]+1)*[.C60]" office:value-type="float" office:value="2.64571345290951E-026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table:formula="of:=POWER(3;[.A61])" office:value-type="float" office:value="4.23911582752162E+028" calcext:value-type="float">
            <text:p>42 391 158 275 216 200 000 000 000 000,00</text:p>
          </table:table-cell>
          <table:table-cell table:style-name="ce3" table:formula="of:=TAN(PI()/[.B61])" office:value-type="float" office:value="7.4109620529678E-029" calcext:value-type="float">
            <text:p>0,00000000</text:p>
          </table:table-cell>
          <table:table-cell table:style-name="ce5" table:formula="of:=(2*[.A61]+1)*[.C61]" office:value-type="float" office:value="8.96726408409104E-027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2" table:formula="of:=POWER(3;[.A62])" office:value-type="float" office:value="1.27173474825649E+029" calcext:value-type="float">
            <text:p>127 173 474 825 649 000 000 000 000 000,00</text:p>
          </table:table-cell>
          <table:table-cell table:style-name="ce3" table:formula="of:=TAN(PI()/[.B62])" office:value-type="float" office:value="2.4703206843226E-029" calcext:value-type="float">
            <text:p>0,00000000</text:p>
          </table:table-cell>
          <table:table-cell table:style-name="ce5" table:formula="of:=(2*[.A62]+1)*[.C62]" office:value-type="float" office:value="3.0384944417168E-027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2" table:formula="of:=POWER(3;[.A63])" office:value-type="float" office:value="3.81520424476946E+029" calcext:value-type="float">
            <text:p>381 520 424 476 946 000 000 000 000 000,00</text:p>
          </table:table-cell>
          <table:table-cell table:style-name="ce3" table:formula="of:=TAN(PI()/[.B63])" office:value-type="float" office:value="8.23440228107534E-030" calcext:value-type="float">
            <text:p>0,00000000</text:p>
          </table:table-cell>
          <table:table-cell table:style-name="ce5" table:formula="of:=(2*[.A63]+1)*[.C63]" office:value-type="float" office:value="1.02930028513442E-027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2" table:formula="of:=POWER(3;[.A64])" office:value-type="float" office:value="1.14456127343084E+030" calcext:value-type="float">
            <text:p>1 144 561 273 430 840 000 000 000 000 000,00</text:p>
          </table:table-cell>
          <table:table-cell table:style-name="ce3" table:formula="of:=TAN(PI()/[.B64])" office:value-type="float" office:value="2.74480076035845E-030" calcext:value-type="float">
            <text:p>0,00000000</text:p>
          </table:table-cell>
          <table:table-cell table:style-name="ce5" table:formula="of:=(2*[.A64]+1)*[.C64]" office:value-type="float" office:value="3.48589696565523E-028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2" table:formula="of:=POWER(3;[.A65])" office:value-type="float" office:value="3.43368382029251E+030" calcext:value-type="float">
            <text:p>3 433 683 820 292 510 000 000 000 000 000,00</text:p>
          </table:table-cell>
          <table:table-cell table:style-name="ce3" table:formula="of:=TAN(PI()/[.B65])" office:value-type="float" office:value="9.14933586786149E-031" calcext:value-type="float">
            <text:p>0,00000000</text:p>
          </table:table-cell>
          <table:table-cell table:style-name="ce5" table:formula="of:=(2*[.A65]+1)*[.C65]" office:value-type="float" office:value="1.18026432695413E-028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 table:formula="of:=POWER(3;[.A66])" office:value-type="float" office:value="1.03010514608775E+031" calcext:value-type="float">
            <text:p>10 301 051 460 877 500 000 000 000 000 000,00</text:p>
          </table:table-cell>
          <table:table-cell table:style-name="ce3" table:formula="of:=TAN(PI()/[.B66])" office:value-type="float" office:value="3.04977862262049E-031" calcext:value-type="float">
            <text:p>0,00000000</text:p>
          </table:table-cell>
          <table:table-cell table:style-name="ce5" table:formula="of:=(2*[.A66]+1)*[.C66]" office:value-type="float" office:value="3.99520999563285E-029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 table:formula="of:=POWER(3;[.A67])" office:value-type="float" office:value="3.09031543826326E+031" calcext:value-type="float">
            <text:p>30 903 154 382 632 600 000 000 000 000 000,00</text:p>
          </table:table-cell>
          <table:table-cell table:style-name="ce3" table:formula="of:=TAN(PI()/[.B67])" office:value-type="float" office:value="1.01659287420683E-031" calcext:value-type="float">
            <text:p>0,00000000</text:p>
          </table:table-cell>
          <table:table-cell table:style-name="ce5" table:formula="of:=(2*[.A67]+1)*[.C67]" office:value-type="float" office:value="1.35206852269509E-029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2" table:formula="of:=POWER(3;[.A68])" office:value-type="float" office:value="9.27094631478978E+031" calcext:value-type="float">
            <text:p>92 709 463 147 897 800 000 000 000 000 000,00</text:p>
          </table:table-cell>
          <table:table-cell table:style-name="ce3" table:formula="of:=TAN(PI()/[.B68])" office:value-type="float" office:value="3.38864291402277E-032" calcext:value-type="float">
            <text:p>0,00000000</text:p>
          </table:table-cell>
          <table:table-cell table:style-name="ce5" table:formula="of:=(2*[.A68]+1)*[.C68]" office:value-type="float" office:value="4.57466793393074E-030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2" table:formula="of:=POWER(3;[.A69])" office:value-type="float" office:value="2.78128389443694E+032" calcext:value-type="float">
            <text:p>278 128 389 443 694 000 000 000 000 000 000,00</text:p>
          </table:table-cell>
          <table:table-cell table:style-name="ce3" table:formula="of:=TAN(PI()/[.B69])" office:value-type="float" office:value="1.12954763800759E-032" calcext:value-type="float">
            <text:p>0,00000000</text:p>
          </table:table-cell>
          <table:table-cell table:style-name="ce5" table:formula="of:=(2*[.A69]+1)*[.C69]" office:value-type="float" office:value="1.5474802640704E-030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2" table:formula="of:=POWER(3;[.A70])" office:value-type="float" office:value="8.34385168331081E+032" calcext:value-type="float">
            <text:p>834 385 168 331 081 000 000 000 000 000 000,00</text:p>
          </table:table-cell>
          <table:table-cell table:style-name="ce3" table:formula="of:=TAN(PI()/[.B70])" office:value-type="float" office:value="3.76515879335864E-033" calcext:value-type="float">
            <text:p>0,00000000</text:p>
          </table:table-cell>
          <table:table-cell table:style-name="ce5" table:formula="of:=(2*[.A70]+1)*[.C70]" office:value-type="float" office:value="5.2335707227685E-031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2" table:formula="of:=POWER(3;[.A71])" office:value-type="float" office:value="2.50315550499324E+033" calcext:value-type="float">
            <text:p>2 503 155 504 993 240 000 000 000 000 000 000,00</text:p>
          </table:table-cell>
          <table:table-cell table:style-name="ce3" table:formula="of:=TAN(PI()/[.B71])" office:value-type="float" office:value="1.25505293111955E-033" calcext:value-type="float">
            <text:p>0,00000000</text:p>
          </table:table-cell>
          <table:table-cell table:style-name="ce5" table:formula="of:=(2*[.A71]+1)*[.C71]" office:value-type="float" office:value="1.76962463287856E-031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2" table:formula="of:=POWER(3;[.A72])" office:value-type="float" office:value="7.50946651497973E+033" calcext:value-type="float">
            <text:p>7 509 466 514 979 730 000 000 000 000 000 000,00</text:p>
          </table:table-cell>
          <table:table-cell table:style-name="ce3" table:formula="of:=TAN(PI()/[.B72])" office:value-type="float" office:value="4.18350977039848E-034" calcext:value-type="float">
            <text:p>0,00000000</text:p>
          </table:table-cell>
          <table:table-cell table:style-name="ce5" table:formula="of:=(2*[.A72]+1)*[.C72]" office:value-type="float" office:value="5.98241897166983E-032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2" table:formula="of:=POWER(3;[.A73])" office:value-type="float" office:value="2.25283995449392E+034" calcext:value-type="float">
            <text:p>22 528 399 544 939 200 000 000 000 000 000 000,00</text:p>
          </table:table-cell>
          <table:table-cell table:style-name="ce3" table:formula="of:=TAN(PI()/[.B73])" office:value-type="float" office:value="1.39450325679949E-034" calcext:value-type="float">
            <text:p>0,00000000</text:p>
          </table:table-cell>
          <table:table-cell table:style-name="ce5" table:formula="of:=(2*[.A73]+1)*[.C73]" office:value-type="float" office:value="2.02202972235927E-032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2" table:formula="of:=POWER(3;[.A74])" office:value-type="float" office:value="6.75851986348175E+034" calcext:value-type="float">
            <text:p>67 585 198 634 817 500 000 000 000 000 000 000,00</text:p>
          </table:table-cell>
          <table:table-cell table:style-name="ce3" table:formula="of:=TAN(PI()/[.B74])" office:value-type="float" office:value="4.64834418933165E-035" calcext:value-type="float">
            <text:p>0,00000000</text:p>
          </table:table-cell>
          <table:table-cell table:style-name="ce5" table:formula="of:=(2*[.A74]+1)*[.C74]" office:value-type="float" office:value="6.83306595831752E-033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2" table:formula="of:=POWER(3;[.A75])" office:value-type="float" office:value="2.02755595904453E+035" calcext:value-type="float">
            <text:p>202 755 595 904 453 000 000 000 000 000 000 000,00</text:p>
          </table:table-cell>
          <table:table-cell table:style-name="ce3" table:formula="of:=TAN(PI()/[.B75])" office:value-type="float" office:value="1.54944806311055E-035" calcext:value-type="float">
            <text:p>0,00000000</text:p>
          </table:table-cell>
          <table:table-cell table:style-name="ce5" table:formula="of:=(2*[.A75]+1)*[.C75]" office:value-type="float" office:value="2.30867761403472E-033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2" table:formula="of:=POWER(3;[.A76])" office:value-type="float" office:value="6.08266787713358E+035" calcext:value-type="float">
            <text:p>608 266 787 713 358 000 000 000 000 000 000 000,00</text:p>
          </table:table-cell>
          <table:table-cell table:style-name="ce3" table:formula="of:=TAN(PI()/[.B76])" office:value-type="float" office:value="5.16482687703517E-036" calcext:value-type="float">
            <text:p>0,00000000</text:p>
          </table:table-cell>
          <table:table-cell table:style-name="ce5" table:formula="of:=(2*[.A76]+1)*[.C76]" office:value-type="float" office:value="7.7988885843231E-034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2" table:formula="of:=POWER(3;[.A77])" office:value-type="float" office:value="1.82480036314007E+036" calcext:value-type="float">
            <text:p>1 824 800 363 140 070 000 000 000 000 000 000 000,00</text:p>
          </table:table-cell>
          <table:table-cell table:style-name="ce3" table:formula="of:=TAN(PI()/[.B77])" office:value-type="float" office:value="1.72160895901172E-036" calcext:value-type="float">
            <text:p>0,00000000</text:p>
          </table:table-cell>
          <table:table-cell table:style-name="ce5" table:formula="of:=(2*[.A77]+1)*[.C77]" office:value-type="float" office:value="2.63406170728793E-034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2" table:formula="of:=POWER(3;[.A78])" office:value-type="float" office:value="5.47440108942022E+036" calcext:value-type="float">
            <text:p>5 474 401 089 420 220 000 000 000 000 000 000 000,00</text:p>
          </table:table-cell>
          <table:table-cell table:style-name="ce3" table:formula="of:=TAN(PI()/[.B78])" office:value-type="float" office:value="5.73869653003907E-037" calcext:value-type="float">
            <text:p>0,00000000</text:p>
          </table:table-cell>
          <table:table-cell table:style-name="ce5" table:formula="of:=(2*[.A78]+1)*[.C78]" office:value-type="float" office:value="8.89497962156056E-035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2" table:formula="of:=POWER(3;[.A79])" office:value-type="float" office:value="1.64232032682607E+037" calcext:value-type="float">
            <text:p>16 423 203 268 260 700 000 000 000 000 000 000 000,00</text:p>
          </table:table-cell>
          <table:table-cell table:style-name="ce3" table:formula="of:=TAN(PI()/[.B79])" office:value-type="float" office:value="1.91289884334636E-037" calcext:value-type="float">
            <text:p>0,00000000</text:p>
          </table:table-cell>
          <table:table-cell table:style-name="ce5" table:formula="of:=(2*[.A79]+1)*[.C79]" office:value-type="float" office:value="3.00325118405378E-035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2" table:formula="of:=POWER(3;[.A80])" office:value-type="float" office:value="4.9269609804782E+037" calcext:value-type="float">
            <text:p>49 269 609 804 782 000 000 000 000 000 000 000 000,00</text:p>
          </table:table-cell>
          <table:table-cell table:style-name="ce3" table:formula="of:=TAN(PI()/[.B80])" office:value-type="float" office:value="6.37632947782119E-038" calcext:value-type="float">
            <text:p>0,00000000</text:p>
          </table:table-cell>
          <table:table-cell table:style-name="ce5" table:formula="of:=(2*[.A80]+1)*[.C80]" office:value-type="float" office:value="1.01383638697357E-035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2" table:formula="of:=POWER(3;[.A81])" office:value-type="float" office:value="1.47808829414346E+038" calcext:value-type="float">
            <text:p>147 808 829 414 346 000 000 000 000 000 000 000 000,00</text:p>
          </table:table-cell>
          <table:table-cell table:style-name="ce3" table:formula="of:=TAN(PI()/[.B81])" office:value-type="float" office:value="2.12544315927373E-038" calcext:value-type="float">
            <text:p>0,00000000</text:p>
          </table:table-cell>
          <table:table-cell table:style-name="ce5" table:formula="of:=(2*[.A81]+1)*[.C81]" office:value-type="float" office:value="3.42196348643071E-036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2" table:formula="of:=POWER(3;[.A82])" office:value-type="float" office:value="4.43426488243038E+038" calcext:value-type="float">
            <text:p>443 426 488 243 038 000 000 000 000 000 000 000 000,00</text:p>
          </table:table-cell>
          <table:table-cell table:style-name="ce3" table:formula="of:=TAN(PI()/[.B82])" office:value-type="float" office:value="7.08481053091243E-039" calcext:value-type="float">
            <text:p>0,00000000</text:p>
          </table:table-cell>
          <table:table-cell table:style-name="ce5" table:formula="of:=(2*[.A82]+1)*[.C82]" office:value-type="float" office:value="1.15482411653873E-036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2" table:formula="of:=POWER(3;[.A83])" office:value-type="float" office:value="1.33027946472911E+039" calcext:value-type="float">
            <text:p>1 330 279 464 729 110 000 000 000 000 000 000 000 000,00</text:p>
          </table:table-cell>
          <table:table-cell table:style-name="ce3" table:formula="of:=TAN(PI()/[.B83])" office:value-type="float" office:value="2.36160351030415E-039" calcext:value-type="float">
            <text:p>0,00000000</text:p>
          </table:table-cell>
          <table:table-cell table:style-name="ce5" table:formula="of:=(2*[.A83]+1)*[.C83]" office:value-type="float" office:value="3.89664579200184E-037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2" table:formula="of:=POWER(3;[.A84])" office:value-type="float" office:value="3.99083839418734E+039" calcext:value-type="float">
            <text:p>3 990 838 394 187 340 000 000 000 000 000 000 000 000,00</text:p>
          </table:table-cell>
          <table:table-cell table:style-name="ce3" table:formula="of:=TAN(PI()/[.B84])" office:value-type="float" office:value="7.87201170101382E-040" calcext:value-type="float">
            <text:p>0,00000000</text:p>
          </table:table-cell>
          <table:table-cell table:style-name="ce5" table:formula="of:=(2*[.A84]+1)*[.C84]" office:value-type="float" office:value="1.31462595406931E-037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2" table:formula="of:=POWER(3;[.A85])" office:value-type="float" office:value="1.1972515182562E+040" calcext:value-type="float">
            <text:p>11 972 515 182 562 000 000 000 000 000 000 000 000 000,00</text:p>
          </table:table-cell>
          <table:table-cell table:style-name="ce3" table:formula="of:=TAN(PI()/[.B85])" office:value-type="float" office:value="2.62400390033794E-040" calcext:value-type="float">
            <text:p>0,00000000</text:p>
          </table:table-cell>
          <table:table-cell table:style-name="ce5" table:formula="of:=(2*[.A85]+1)*[.C85]" office:value-type="float" office:value="4.43456659157112E-038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2" table:formula="of:=POWER(3;[.A86])" office:value-type="float" office:value="3.59175455476861E+040" calcext:value-type="float">
            <text:p>35 917 545 547 686 100 000 000 000 000 000 000 000 000,00</text:p>
          </table:table-cell>
          <table:table-cell table:style-name="ce3" table:formula="of:=TAN(PI()/[.B86])" office:value-type="float" office:value="8.74667966779313E-041" calcext:value-type="float">
            <text:p>0,00000000</text:p>
          </table:table-cell>
          <table:table-cell table:style-name="ce5" table:formula="of:=(2*[.A86]+1)*[.C86]" office:value-type="float" office:value="1.49568222319263E-038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2" table:formula="of:=POWER(3;[.A87])" office:value-type="float" office:value="1.07752636643058E+041" calcext:value-type="float">
            <text:p>107 752 636 643 058 000 000 000 000 000 000 000 000 000,00</text:p>
          </table:table-cell>
          <table:table-cell table:style-name="ce3" table:formula="of:=TAN(PI()/[.B87])" office:value-type="float" office:value="2.91555988926438E-041" calcext:value-type="float">
            <text:p>0,00000000</text:p>
          </table:table-cell>
          <table:table-cell table:style-name="ce5" table:formula="of:=(2*[.A87]+1)*[.C87]" office:value-type="float" office:value="5.04391860842737E-039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2" table:formula="of:=POWER(3;[.A88])" office:value-type="float" office:value="3.23257909929175E+041" calcext:value-type="float">
            <text:p>323 257 909 929 175 000 000 000 000 000 000 000 000 000,00</text:p>
          </table:table-cell>
          <table:table-cell table:style-name="ce3" table:formula="of:=TAN(PI()/[.B88])" office:value-type="float" office:value="9.71853296421459E-042" calcext:value-type="float">
            <text:p>0,00000000</text:p>
          </table:table-cell>
          <table:table-cell table:style-name="ce5" table:formula="of:=(2*[.A88]+1)*[.C88]" office:value-type="float" office:value="1.70074326873755E-039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2" table:formula="of:=POWER(3;[.A89])" office:value-type="float" office:value="9.69773729787524E+041" calcext:value-type="float">
            <text:p>969 773 729 787 524 000 000 000 000 000 000 000 000 000,00</text:p>
          </table:table-cell>
          <table:table-cell table:style-name="ce3" table:formula="of:=TAN(PI()/[.B89])" office:value-type="float" office:value="3.23951098807153E-042" calcext:value-type="float">
            <text:p>0,00000000</text:p>
          </table:table-cell>
          <table:table-cell table:style-name="ce5" table:formula="of:=(2*[.A89]+1)*[.C89]" office:value-type="float" office:value="5.73393444888661E-040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2" table:formula="of:=POWER(3;[.A90])" office:value-type="float" office:value="2.90932118936257E+042" calcext:value-type="float">
            <text:p>2 909 321 189 362 570 000 000 000 000 000 000 000 000 000,00</text:p>
          </table:table-cell>
          <table:table-cell table:style-name="ce3" table:formula="of:=TAN(PI()/[.B90])" office:value-type="float" office:value="1.07983699602384E-042" calcext:value-type="float">
            <text:p>0,00000000</text:p>
          </table:table-cell>
          <table:table-cell table:style-name="ce5" table:formula="of:=(2*[.A90]+1)*[.C90]" office:value-type="float" office:value="1.93290822288268E-040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2" table:formula="of:=POWER(3;[.A91])" office:value-type="float" office:value="8.72796356808771E+042" calcext:value-type="float">
            <text:p>8 727 963 568 087 710 000 000 000 000 000 000 000 000 000,00</text:p>
          </table:table-cell>
          <table:table-cell table:style-name="ce3" table:formula="of:=TAN(PI()/[.B91])" office:value-type="float" office:value="3.59945665341281E-043" calcext:value-type="float">
            <text:p>0,00000000</text:p>
          </table:table-cell>
          <table:table-cell table:style-name="ce5" table:formula="of:=(2*[.A91]+1)*[.C91]" office:value-type="float" office:value="6.51501654267719E-041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2" table:formula="of:=POWER(3;[.A92])" office:value-type="float" office:value="2.61838907042631E+043" calcext:value-type="float">
            <text:p>26 183 890 704 263 100 000 000 000 000 000 000 000 000 000,00</text:p>
          </table:table-cell>
          <table:table-cell table:style-name="ce3" table:formula="of:=TAN(PI()/[.B92])" office:value-type="float" office:value="1.19981888447094E-043" calcext:value-type="float">
            <text:p>0,00000000</text:p>
          </table:table-cell>
          <table:table-cell table:style-name="ce5" table:formula="of:=(2*[.A92]+1)*[.C92]" office:value-type="float" office:value="2.19566855858181E-041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2" table:formula="of:=POWER(3;[.A93])" office:value-type="float" office:value="7.85516721127894E+043" calcext:value-type="float">
            <text:p>78 551 672 112 789 400 000 000 000 000 000 000 000 000 000,00</text:p>
          </table:table-cell>
          <table:table-cell table:style-name="ce3" table:formula="of:=TAN(PI()/[.B93])" office:value-type="float" office:value="3.99939628156979E-044" calcext:value-type="float">
            <text:p>0,00000000</text:p>
          </table:table-cell>
          <table:table-cell table:style-name="ce5" table:formula="of:=(2*[.A93]+1)*[.C93]" office:value-type="float" office:value="7.39888312090411E-042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2" table:formula="of:=POWER(3;[.A94])" office:value-type="float" office:value="2.35655016338368E+044" calcext:value-type="float">
            <text:p>235 655 016 338 368 000 000 000 000 000 000 000 000 000 000,00</text:p>
          </table:table-cell>
          <table:table-cell table:style-name="ce3" table:formula="of:=TAN(PI()/[.B94])" office:value-type="float" office:value="1.3331320938566E-044" calcext:value-type="float">
            <text:p>0,00000000</text:p>
          </table:table-cell>
          <table:table-cell table:style-name="ce5" table:formula="of:=(2*[.A94]+1)*[.C94]" office:value-type="float" office:value="2.49295701551184E-042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2" table:formula="of:=POWER(3;[.A95])" office:value-type="float" office:value="7.06965049015105E+044" calcext:value-type="float">
            <text:p>706 965 049 015 105 000 000 000 000 000 000 000 000 000 000,00</text:p>
          </table:table-cell>
          <table:table-cell table:style-name="ce3" table:formula="of:=TAN(PI()/[.B95])" office:value-type="float" office:value="4.44377364618866E-045" calcext:value-type="float">
            <text:p>0,00000000</text:p>
          </table:table-cell>
          <table:table-cell table:style-name="ce5" table:formula="of:=(2*[.A95]+1)*[.C95]" office:value-type="float" office:value="8.39873219129656E-043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2" table:formula="of:=POWER(3;[.A96])" office:value-type="float" office:value="2.12089514704531E+045" calcext:value-type="float">
            <text:p>2 120 895 147 045 310 000 000 000 000 000 000 000 000 000 000,00</text:p>
          </table:table-cell>
          <table:table-cell table:style-name="ce3" table:formula="of:=TAN(PI()/[.B96])" office:value-type="float" office:value="1.48125788206289E-045" calcext:value-type="float">
            <text:p>0,00000000</text:p>
          </table:table-cell>
          <table:table-cell table:style-name="ce5" table:formula="of:=(2*[.A96]+1)*[.C96]" office:value-type="float" office:value="2.82920255474011E-043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2" table:formula="of:=POWER(3;[.A97])" office:value-type="float" office:value="6.36268544113594E+045" calcext:value-type="float">
            <text:p>6 362 685 441 135 940 000 000 000 000 000 000 000 000 000 000,00</text:p>
          </table:table-cell>
          <table:table-cell table:style-name="ce3" table:formula="of:=TAN(PI()/[.B97])" office:value-type="float" office:value="4.93752627354295E-046" calcext:value-type="float">
            <text:p>0,00000000</text:p>
          </table:table-cell>
          <table:table-cell table:style-name="ce5" table:formula="of:=(2*[.A97]+1)*[.C97]" office:value-type="float" office:value="9.52942570793789E-044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2" table:formula="of:=POWER(3;[.A98])" office:value-type="float" office:value="1.90880563234078E+046" calcext:value-type="float">
            <text:p>19 088 056 323 407 800 000 000 000 000 000 000 000 000 000 000,00</text:p>
          </table:table-cell>
          <table:table-cell table:style-name="ce3" table:formula="of:=TAN(PI()/[.B98])" office:value-type="float" office:value="1.64584209118098E-046" calcext:value-type="float">
            <text:p>0,00000000</text:p>
          </table:table-cell>
          <table:table-cell table:style-name="ce5" table:formula="of:=(2*[.A98]+1)*[.C98]" office:value-type="float" office:value="3.20939207780292E-044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2" table:formula="of:=POWER(3;[.A99])" office:value-type="float" office:value="5.72641689702235E+046" calcext:value-type="float">
            <text:p>57 264 168 970 223 500 000 000 000 000 000 000 000 000 000 000,00</text:p>
          </table:table-cell>
          <table:table-cell table:style-name="ce3" table:formula="of:=TAN(PI()/[.B99])" office:value-type="float" office:value="5.48614030393661E-047" calcext:value-type="float">
            <text:p>0,00000000</text:p>
          </table:table-cell>
          <table:table-cell table:style-name="ce5" table:formula="of:=(2*[.A99]+1)*[.C99]" office:value-type="float" office:value="1.08076963987551E-044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2" table:formula="of:=POWER(3;[.A100])" office:value-type="float" office:value="1.7179250691067E+047" calcext:value-type="float">
            <text:p>171 792 506 910 670 000 000 000 000 000 000 000 000 000 000 000,00</text:p>
          </table:table-cell>
          <table:table-cell table:style-name="ce3" table:formula="of:=TAN(PI()/[.B100])" office:value-type="float" office:value="1.82871343464554E-047" calcext:value-type="float">
            <text:p>0,00000000</text:p>
          </table:table-cell>
          <table:table-cell table:style-name="ce5" table:formula="of:=(2*[.A100]+1)*[.C100]" office:value-type="float" office:value="3.63913973494462E-045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table:formula="of:=POWER(3;[.A101])" office:value-type="float" office:value="5.15377520732011E+047" calcext:value-type="float">
            <text:p>515 377 520 732 011 000 000 000 000 000 000 000 000 000 000 000,00</text:p>
          </table:table-cell>
          <table:table-cell table:style-name="ce3" table:formula="of:=TAN(PI()/[.B101])" office:value-type="float" office:value="6.09571144881846E-048" calcext:value-type="float">
            <text:p>0,00000000</text:p>
          </table:table-cell>
          <table:table-cell table:style-name="ce5" table:formula="of:=(2*[.A101]+1)*[.C101]" office:value-type="float" office:value="1.22523800121251E-045" calcext:value-type="float">
            <text:p>0,000000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2"/>
          <table:table-cell table:style-name="ce3"/>
          <table:table-cell table:style-name="ce5"/>
          <table:table-cell table:style-name="ce1" table:number-columns-repeated="5"/>
        </table:table-row>
        <table:table-row table:style-name="ro1" table:number-rows-repeated="10484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Лист2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LN([.A2])" office:value-type="string" office:string-value="" calcext:value-type="error">
            <text:p>#ДЕЛ/0!</text:p>
          </table:table-cell>
          <table:table-cell table:formula="of:=LN([.A2])" office:value-type="float" office:value="0" calcext:value-type="float">
            <text:p>0</text:p>
          </table:table-cell>
          <table:table-cell table:formula="of:=1/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LN([.A3])" office:value-type="float" office:value="1.44269504088896" calcext:value-type="float">
            <text:p>1,44269504088896</text:p>
          </table:table-cell>
          <table:table-cell table:formula="of:=LN([.A3])" office:value-type="float" office:value="0.693147180559945" calcext:value-type="float">
            <text:p>0,693147180559945</text:p>
          </table:table-cell>
          <table:table-cell table:formula="of:=1/[.A3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LN([.A4])" office:value-type="float" office:value="0.910239226626837" calcext:value-type="float">
            <text:p>0,910239226626837</text:p>
          </table:table-cell>
          <table:table-cell table:formula="of:=LN([.A4])" office:value-type="float" office:value="1.09861228866811" calcext:value-type="float">
            <text:p>1,09861228866811</text:p>
          </table:table-cell>
          <table:table-cell table:formula="of:=1/[.A4]" office:value-type="float" office:value="0.333333333333333" calcext:value-type="float">
            <text:p>0,33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LN([.A5])" office:value-type="float" office:value="0.721347520444482" calcext:value-type="float">
            <text:p>0,721347520444482</text:p>
          </table:table-cell>
          <table:table-cell table:formula="of:=LN([.A5])" office:value-type="float" office:value="1.38629436111989" calcext:value-type="float">
            <text:p>1,38629436111989</text:p>
          </table:table-cell>
          <table:table-cell table:formula="of:=1/[.A5]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LN([.A6])" office:value-type="float" office:value="0.621334934559612" calcext:value-type="float">
            <text:p>0,621334934559612</text:p>
          </table:table-cell>
          <table:table-cell table:formula="of:=LN([.A6])" office:value-type="float" office:value="1.6094379124341" calcext:value-type="float">
            <text:p>1,6094379124341</text:p>
          </table:table-cell>
          <table:table-cell table:formula="of:=1/[.A6]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LN([.A7])" office:value-type="float" office:value="0.558110626551247" calcext:value-type="float">
            <text:p>0,558110626551247</text:p>
          </table:table-cell>
          <table:table-cell table:formula="of:=LN([.A7])" office:value-type="float" office:value="1.79175946922806" calcext:value-type="float">
            <text:p>1,79175946922806</text:p>
          </table:table-cell>
          <table:table-cell table:formula="of:=1/[.A7]" office:value-type="float" office:value="0.166666666666667" calcext:value-type="float">
            <text:p>0,1666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LN([.A8])" office:value-type="float" office:value="0.513898342369751" calcext:value-type="float">
            <text:p>0,513898342369751</text:p>
          </table:table-cell>
          <table:table-cell table:formula="of:=LN([.A8])" office:value-type="float" office:value="1.94591014905531" calcext:value-type="float">
            <text:p>1,94591014905531</text:p>
          </table:table-cell>
          <table:table-cell table:formula="of:=1/[.A8]" office:value-type="float" office:value="0.142857142857143" calcext:value-type="float">
            <text:p>0,142857142857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LN([.A9])" office:value-type="float" office:value="0.480898346962988" calcext:value-type="float">
            <text:p>0,480898346962988</text:p>
          </table:table-cell>
          <table:table-cell table:formula="of:=LN([.A9])" office:value-type="float" office:value="2.07944154167984" calcext:value-type="float">
            <text:p>2,07944154167984</text:p>
          </table:table-cell>
          <table:table-cell table:formula="of:=1/[.A9]" office:value-type="float" office:value="0.125" calcext:value-type="float">
            <text:p>0,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LN([.A10])" office:value-type="float" office:value="0.455119613313419" calcext:value-type="float">
            <text:p>0,455119613313419</text:p>
          </table:table-cell>
          <table:table-cell table:formula="of:=LN([.A10])" office:value-type="float" office:value="2.19722457733622" calcext:value-type="float">
            <text:p>2,19722457733622</text:p>
          </table:table-cell>
          <table:table-cell table:formula="of:=1/[.A10]" office:value-type="float" office:value="0.111111111111111" calcext:value-type="float">
            <text:p>0,111111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LN([.A11])" office:value-type="float" office:value="0.434294481903252" calcext:value-type="float">
            <text:p>0,434294481903252</text:p>
          </table:table-cell>
          <table:table-cell table:formula="of:=LN([.A11])" office:value-type="float" office:value="2.30258509299405" calcext:value-type="float">
            <text:p>2,30258509299405</text:p>
          </table:table-cell>
          <table:table-cell table:formula="of:=1/[.A11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LN([.A12])" office:value-type="float" office:value="0.417032391424246" calcext:value-type="float">
            <text:p>0,417032391424246</text:p>
          </table:table-cell>
          <table:table-cell table:formula="of:=LN([.A12])" office:value-type="float" office:value="2.39789527279837" calcext:value-type="float">
            <text:p>2,39789527279837</text:p>
          </table:table-cell>
          <table:table-cell table:formula="of:=1/[.A12]" office:value-type="float" office:value="0.0909090909090909" calcext:value-type="float">
            <text:p>0,09090909090909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LN([.A13])" office:value-type="float" office:value="0.402429604381845" calcext:value-type="float">
            <text:p>0,402429604381845</text:p>
          </table:table-cell>
          <table:table-cell table:formula="of:=LN([.A13])" office:value-type="float" office:value="2.484906649788" calcext:value-type="float">
            <text:p>2,484906649788</text:p>
          </table:table-cell>
          <table:table-cell table:formula="of:=1/[.A13]" office:value-type="float" office:value="0.0833333333333333" calcext:value-type="float">
            <text:p>0,083333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LN([.A14])" office:value-type="float" office:value="0.38987124525128" calcext:value-type="float">
            <text:p>0,38987124525128</text:p>
          </table:table-cell>
          <table:table-cell table:formula="of:=LN([.A14])" office:value-type="float" office:value="2.56494935746154" calcext:value-type="float">
            <text:p>2,56494935746154</text:p>
          </table:table-cell>
          <table:table-cell table:formula="of:=1/[.A14]" office:value-type="float" office:value="0.0769230769230769" calcext:value-type="float">
            <text:p>0,0769230769230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LN([.A15])" office:value-type="float" office:value="0.378923181689951" calcext:value-type="float">
            <text:p>0,378923181689951</text:p>
          </table:table-cell>
          <table:table-cell table:formula="of:=LN([.A15])" office:value-type="float" office:value="2.63905732961526" calcext:value-type="float">
            <text:p>2,63905732961526</text:p>
          </table:table-cell>
          <table:table-cell table:formula="of:=1/[.A15]" office:value-type="float" office:value="0.0714285714285714" calcext:value-type="float">
            <text:p>0,07142857142857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LN([.A16])" office:value-type="float" office:value="0.369269373068855" calcext:value-type="float">
            <text:p>0,369269373068855</text:p>
          </table:table-cell>
          <table:table-cell table:formula="of:=LN([.A16])" office:value-type="float" office:value="2.70805020110221" calcext:value-type="float">
            <text:p>2,70805020110221</text:p>
          </table:table-cell>
          <table:table-cell table:formula="of:=1/[.A16]" office:value-type="float" office:value="0.0666666666666667" calcext:value-type="float">
            <text:p>0,066666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LN([.A17])" office:value-type="float" office:value="0.360673760222241" calcext:value-type="float">
            <text:p>0,360673760222241</text:p>
          </table:table-cell>
          <table:table-cell table:formula="of:=LN([.A17])" office:value-type="float" office:value="2.77258872223978" calcext:value-type="float">
            <text:p>2,77258872223978</text:p>
          </table:table-cell>
          <table:table-cell table:formula="of:=1/[.A17]" office:value-type="float" office:value="0.0625" calcext:value-type="float">
            <text:p>0,0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/LN([.A18])" office:value-type="float" office:value="0.352956123864761" calcext:value-type="float">
            <text:p>0,352956123864761</text:p>
          </table:table-cell>
          <table:table-cell table:formula="of:=LN([.A18])" office:value-type="float" office:value="2.83321334405622" calcext:value-type="float">
            <text:p>2,83321334405622</text:p>
          </table:table-cell>
          <table:table-cell table:formula="of:=1/[.A18]" office:value-type="float" office:value="0.0588235294117647" calcext:value-type="float">
            <text:p>0,05882352941176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/LN([.A19])" office:value-type="float" office:value="0.345976256261194" calcext:value-type="float">
            <text:p>0,345976256261194</text:p>
          </table:table-cell>
          <table:table-cell table:formula="of:=LN([.A19])" office:value-type="float" office:value="2.89037175789616" calcext:value-type="float">
            <text:p>2,89037175789616</text:p>
          </table:table-cell>
          <table:table-cell table:formula="of:=1/[.A19]" office:value-type="float" office:value="0.0555555555555556" calcext:value-type="float">
            <text:p>0,05555555555555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/LN([.A20])" office:value-type="float" office:value="0.339623271895109" calcext:value-type="float">
            <text:p>0,339623271895109</text:p>
          </table:table-cell>
          <table:table-cell table:formula="of:=LN([.A20])" office:value-type="float" office:value="2.94443897916644" calcext:value-type="float">
            <text:p>2,94443897916644</text:p>
          </table:table-cell>
          <table:table-cell table:formula="of:=1/[.A20]" office:value-type="float" office:value="0.0526315789473684" calcext:value-type="float">
            <text:p>0,05263157894736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LN([.A21])" office:value-type="float" office:value="0.333808200695334" calcext:value-type="float">
            <text:p>0,333808200695334</text:p>
          </table:table-cell>
          <table:table-cell table:formula="of:=LN([.A21])" office:value-type="float" office:value="2.99573227355399" calcext:value-type="float">
            <text:p>2,99573227355399</text:p>
          </table:table-cell>
          <table:table-cell table:formula="of:=1/[.A21]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/LN([.A22])" office:value-type="float" office:value="0.328458738753051" calcext:value-type="float">
            <text:p>0,328458738753051</text:p>
          </table:table-cell>
          <table:table-cell table:formula="of:=LN([.A22])" office:value-type="float" office:value="3.04452243772342" calcext:value-type="float">
            <text:p>3,04452243772342</text:p>
          </table:table-cell>
          <table:table-cell table:formula="of:=1/[.A22]" office:value-type="float" office:value="0.0476190476190476" calcext:value-type="float">
            <text:p>0,04761904761904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/LN([.A23])" office:value-type="float" office:value="0.323515453148672" calcext:value-type="float">
            <text:p>0,323515453148672</text:p>
          </table:table-cell>
          <table:table-cell table:formula="of:=LN([.A23])" office:value-type="float" office:value="3.09104245335832" calcext:value-type="float">
            <text:p>3,09104245335832</text:p>
          </table:table-cell>
          <table:table-cell table:formula="of:=1/[.A23]" office:value-type="float" office:value="0.0454545454545455" calcext:value-type="float">
            <text:p>0,04545454545454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/LN([.A24])" office:value-type="float" office:value="0.318928988903801" calcext:value-type="float">
            <text:p>0,318928988903801</text:p>
          </table:table-cell>
          <table:table-cell table:formula="of:=LN([.A24])" office:value-type="float" office:value="3.13549421592915" calcext:value-type="float">
            <text:p>3,13549421592915</text:p>
          </table:table-cell>
          <table:table-cell table:formula="of:=1/[.A24]" office:value-type="float" office:value="0.0434782608695652" calcext:value-type="float">
            <text:p>0,04347826086956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/LN([.A25])" office:value-type="float" office:value="0.314657980444125" calcext:value-type="float">
            <text:p>0,314657980444125</text:p>
          </table:table-cell>
          <table:table-cell table:formula="of:=LN([.A25])" office:value-type="float" office:value="3.17805383034795" calcext:value-type="float">
            <text:p>3,17805383034795</text:p>
          </table:table-cell>
          <table:table-cell table:formula="of:=1/[.A25]" office:value-type="float" office:value="0.0416666666666667" calcext:value-type="float">
            <text:p>0,041666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/LN([.A26])" office:value-type="float" office:value="0.310667467279806" calcext:value-type="float">
            <text:p>0,310667467279806</text:p>
          </table:table-cell>
          <table:table-cell table:formula="of:=LN([.A26])" office:value-type="float" office:value="3.2188758248682" calcext:value-type="float">
            <text:p>3,2188758248682</text:p>
          </table:table-cell>
          <table:table-cell table:formula="of:=1/[.A26]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/LN([.A27])" office:value-type="float" office:value="0.306927676430135" calcext:value-type="float">
            <text:p>0,306927676430135</text:p>
          </table:table-cell>
          <table:table-cell table:formula="of:=LN([.A27])" office:value-type="float" office:value="3.25809653802148" calcext:value-type="float">
            <text:p>3,25809653802148</text:p>
          </table:table-cell>
          <table:table-cell table:formula="of:=1/[.A27]" office:value-type="float" office:value="0.0384615384615385" calcext:value-type="float">
            <text:p>0,03846153846153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/LN([.A28])" office:value-type="float" office:value="0.303413075542279" calcext:value-type="float">
            <text:p>0,303413075542279</text:p>
          </table:table-cell>
          <table:table-cell table:formula="of:=LN([.A28])" office:value-type="float" office:value="3.29583686600433" calcext:value-type="float">
            <text:p>3,29583686600433</text:p>
          </table:table-cell>
          <table:table-cell table:formula="of:=1/[.A28]" office:value-type="float" office:value="0.037037037037037" calcext:value-type="float">
            <text:p>0,0370370370370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/LN([.A29])" office:value-type="float" office:value="0.300101628500413" calcext:value-type="float">
            <text:p>0,300101628500413</text:p>
          </table:table-cell>
          <table:table-cell table:formula="of:=LN([.A29])" office:value-type="float" office:value="3.3322045101752" calcext:value-type="float">
            <text:p>3,3322045101752</text:p>
          </table:table-cell>
          <table:table-cell table:formula="of:=1/[.A29]" office:value-type="float" office:value="0.0357142857142857" calcext:value-type="float">
            <text:p>0,0357142857142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/LN([.A30])" office:value-type="float" office:value="0.29697420437337" calcext:value-type="float">
            <text:p>0,29697420437337</text:p>
          </table:table-cell>
          <table:table-cell table:formula="of:=LN([.A30])" office:value-type="float" office:value="3.36729582998647" calcext:value-type="float">
            <text:p>3,36729582998647</text:p>
          </table:table-cell>
          <table:table-cell table:formula="of:=1/[.A30]" office:value-type="float" office:value="0.0344827586206897" calcext:value-type="float">
            <text:p>0,03448275862068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LN([.A31])" office:value-type="float" office:value="0.294014103795206" calcext:value-type="float">
            <text:p>0,294014103795206</text:p>
          </table:table-cell>
          <table:table-cell table:formula="of:=LN([.A31])" office:value-type="float" office:value="3.40119738166216" calcext:value-type="float">
            <text:p>3,40119738166216</text:p>
          </table:table-cell>
          <table:table-cell table:formula="of:=1/[.A31]" office:value-type="float" office:value="0.0333333333333333" calcext:value-type="float">
            <text:p>0,033333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/LN([.A32])" office:value-type="float" office:value="0.291206676219962" calcext:value-type="float">
            <text:p>0,291206676219962</text:p>
          </table:table-cell>
          <table:table-cell table:formula="of:=LN([.A32])" office:value-type="float" office:value="3.43398720448515" calcext:value-type="float">
            <text:p>3,43398720448515</text:p>
          </table:table-cell>
          <table:table-cell table:formula="of:=1/[.A32]" office:value-type="float" office:value="0.032258064516129" calcext:value-type="float">
            <text:p>0,0322580645161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/LN([.A33])" office:value-type="float" office:value="0.288539008177793" calcext:value-type="float">
            <text:p>0,288539008177793</text:p>
          </table:table-cell>
          <table:table-cell table:formula="of:=LN([.A33])" office:value-type="float" office:value="3.46573590279973" calcext:value-type="float">
            <text:p>3,46573590279973</text:p>
          </table:table-cell>
          <table:table-cell table:formula="of:=1/[.A33]" office:value-type="float" office:value="0.03125" calcext:value-type="float">
            <text:p>0,031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/LN([.A34])" office:value-type="float" office:value="0.285999667502674" calcext:value-type="float">
            <text:p>0,285999667502674</text:p>
          </table:table-cell>
          <table:table-cell table:formula="of:=LN([.A34])" office:value-type="float" office:value="3.49650756146648" calcext:value-type="float">
            <text:p>3,49650756146648</text:p>
          </table:table-cell>
          <table:table-cell table:formula="of:=1/[.A34]" office:value-type="float" office:value="0.0303030303030303" calcext:value-type="float">
            <text:p>0,03030303030303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/LN([.A35])" office:value-type="float" office:value="0.283578492051333" calcext:value-type="float">
            <text:p>0,283578492051333</text:p>
          </table:table-cell>
          <table:table-cell table:formula="of:=LN([.A35])" office:value-type="float" office:value="3.52636052461616" calcext:value-type="float">
            <text:p>3,52636052461616</text:p>
          </table:table-cell>
          <table:table-cell table:formula="of:=1/[.A35]" office:value-type="float" office:value="0.0294117647058824" calcext:value-type="float">
            <text:p>0,02941176470588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/LN([.A36])" office:value-type="float" office:value="0.281266414062728" calcext:value-type="float">
            <text:p>0,281266414062728</text:p>
          </table:table-cell>
          <table:table-cell table:formula="of:=LN([.A36])" office:value-type="float" office:value="3.55534806148941" calcext:value-type="float">
            <text:p>3,55534806148941</text:p>
          </table:table-cell>
          <table:table-cell table:formula="of:=1/[.A36]" office:value-type="float" office:value="0.0285714285714286" calcext:value-type="float">
            <text:p>0,02857142857142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/LN([.A37])" office:value-type="float" office:value="0.279055313275624" calcext:value-type="float">
            <text:p>0,279055313275624</text:p>
          </table:table-cell>
          <table:table-cell table:formula="of:=LN([.A37])" office:value-type="float" office:value="3.58351893845611" calcext:value-type="float">
            <text:p>3,58351893845611</text:p>
          </table:table-cell>
          <table:table-cell table:formula="of:=1/[.A37]" office:value-type="float" office:value="0.0277777777777778" calcext:value-type="float">
            <text:p>0,02777777777777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/LN([.A38])" office:value-type="float" office:value="0.276937893408857" calcext:value-type="float">
            <text:p>0,276937893408857</text:p>
          </table:table-cell>
          <table:table-cell table:formula="of:=LN([.A38])" office:value-type="float" office:value="3.61091791264422" calcext:value-type="float">
            <text:p>3,61091791264422</text:p>
          </table:table-cell>
          <table:table-cell table:formula="of:=1/[.A38]" office:value-type="float" office:value="0.027027027027027" calcext:value-type="float">
            <text:p>0,0270270270270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/LN([.A39])" office:value-type="float" office:value="0.274907577742494" calcext:value-type="float">
            <text:p>0,274907577742494</text:p>
          </table:table-cell>
          <table:table-cell table:formula="of:=LN([.A39])" office:value-type="float" office:value="3.63758615972639" calcext:value-type="float">
            <text:p>3,63758615972639</text:p>
          </table:table-cell>
          <table:table-cell table:formula="of:=1/[.A39]" office:value-type="float" office:value="0.0263157894736842" calcext:value-type="float">
            <text:p>0,02631578947368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/LN([.A40])" office:value-type="float" office:value="0.272958420409397" calcext:value-type="float">
            <text:p>0,272958420409397</text:p>
          </table:table-cell>
          <table:table-cell table:formula="of:=LN([.A40])" office:value-type="float" office:value="3.66356164612965" calcext:value-type="float">
            <text:p>3,66356164612965</text:p>
          </table:table-cell>
          <table:table-cell table:formula="of:=1/[.A40]" office:value-type="float" office:value="0.0256410256410256" calcext:value-type="float">
            <text:p>0,02564102564102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LN([.A41])" office:value-type="float" office:value="0.271085030681817" calcext:value-type="float">
            <text:p>0,271085030681817</text:p>
          </table:table-cell>
          <table:table-cell table:formula="of:=LN([.A41])" office:value-type="float" office:value="3.68887945411394" calcext:value-type="float">
            <text:p>3,68887945411394</text:p>
          </table:table-cell>
          <table:table-cell table:formula="of:=1/[.A41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/LN([.A42])" office:value-type="float" office:value="0.269282508064391" calcext:value-type="float">
            <text:p>0,269282508064391</text:p>
          </table:table-cell>
          <table:table-cell table:formula="of:=LN([.A42])" office:value-type="float" office:value="3.71357206670431" calcext:value-type="float">
            <text:p>3,71357206670431</text:p>
          </table:table-cell>
          <table:table-cell table:formula="of:=1/[.A42]" office:value-type="float" office:value="0.024390243902439" calcext:value-type="float">
            <text:p>0,0243902439024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/LN([.A43])" office:value-type="float" office:value="0.267546386419054" calcext:value-type="float">
            <text:p>0,267546386419054</text:p>
          </table:table-cell>
          <table:table-cell table:formula="of:=LN([.A43])" office:value-type="float" office:value="3.73766961828337" calcext:value-type="float">
            <text:p>3,73766961828337</text:p>
          </table:table-cell>
          <table:table-cell table:formula="of:=1/[.A43]" office:value-type="float" office:value="0.0238095238095238" calcext:value-type="float">
            <text:p>0,02380952380952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/LN([.A44])" office:value-type="float" office:value="0.265872585674852" calcext:value-type="float">
            <text:p>0,265872585674852</text:p>
          </table:table-cell>
          <table:table-cell table:formula="of:=LN([.A44])" office:value-type="float" office:value="3.76120011569356" calcext:value-type="float">
            <text:p>3,76120011569356</text:p>
          </table:table-cell>
          <table:table-cell table:formula="of:=1/[.A44]" office:value-type="float" office:value="0.0232558139534884" calcext:value-type="float">
            <text:p>0,02325581395348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/LN([.A45])" office:value-type="float" office:value="0.264257369936445" calcext:value-type="float">
            <text:p>0,264257369936445</text:p>
          </table:table-cell>
          <table:table-cell table:formula="of:=LN([.A45])" office:value-type="float" office:value="3.78418963391826" calcext:value-type="float">
            <text:p>3,78418963391826</text:p>
          </table:table-cell>
          <table:table-cell table:formula="of:=1/[.A45]" office:value-type="float" office:value="0.0227272727272727" calcext:value-type="float">
            <text:p>0,02272727272727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/LN([.A46])" office:value-type="float" office:value="0.262697311013863" calcext:value-type="float">
            <text:p>0,262697311013863</text:p>
          </table:table-cell>
          <table:table-cell table:formula="of:=LN([.A46])" office:value-type="float" office:value="3.80666248977032" calcext:value-type="float">
            <text:p>3,80666248977032</text:p>
          </table:table-cell>
          <table:table-cell table:formula="of:=1/[.A46]" office:value-type="float" office:value="0.0222222222222222" calcext:value-type="float">
            <text:p>0,02222222222222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/LN([.A47])" office:value-type="float" office:value="0.261189256564224" calcext:value-type="float">
            <text:p>0,261189256564224</text:p>
          </table:table-cell>
          <table:table-cell table:formula="of:=LN([.A47])" office:value-type="float" office:value="3.8286413964891" calcext:value-type="float">
            <text:p>3,8286413964891</text:p>
          </table:table-cell>
          <table:table-cell table:formula="of:=1/[.A47]" office:value-type="float" office:value="0.0217391304347826" calcext:value-type="float">
            <text:p>0,02173913043478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/LN([.A48])" office:value-type="float" office:value="0.259730302172272" calcext:value-type="float">
            <text:p>0,259730302172272</text:p>
          </table:table-cell>
          <table:table-cell table:formula="of:=LN([.A48])" office:value-type="float" office:value="3.85014760171006" calcext:value-type="float">
            <text:p>3,85014760171006</text:p>
          </table:table-cell>
          <table:table-cell table:formula="of:=1/[.A48]" office:value-type="float" office:value="0.0212765957446809" calcext:value-type="float">
            <text:p>0,02127659574468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/LN([.A49])" office:value-type="float" office:value="0.258317766807329" calcext:value-type="float">
            <text:p>0,258317766807329</text:p>
          </table:table-cell>
          <table:table-cell table:formula="of:=LN([.A49])" office:value-type="float" office:value="3.87120101090789" calcext:value-type="float">
            <text:p>3,87120101090789</text:p>
          </table:table-cell>
          <table:table-cell table:formula="of:=1/[.A49]" office:value-type="float" office:value="0.0208333333333333" calcext:value-type="float">
            <text:p>0,02083333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/LN([.A50])" office:value-type="float" office:value="0.256949171184875" calcext:value-type="float">
            <text:p>0,256949171184875</text:p>
          </table:table-cell>
          <table:table-cell table:formula="of:=LN([.A50])" office:value-type="float" office:value="3.89182029811063" calcext:value-type="float">
            <text:p>3,89182029811063</text:p>
          </table:table-cell>
          <table:table-cell table:formula="of:=1/[.A50]" office:value-type="float" office:value="0.0204081632653061" calcext:value-type="float">
            <text:p>0,02040816326530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LN([.A51])" office:value-type="float" office:value="0.255622218635331" calcext:value-type="float">
            <text:p>0,255622218635331</text:p>
          </table:table-cell>
          <table:table-cell table:formula="of:=LN([.A51])" office:value-type="float" office:value="3.91202300542815" calcext:value-type="float">
            <text:p>3,91202300542815</text:p>
          </table:table-cell>
          <table:table-cell table:formula="of:=1/[.A51]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/LN([.A52])" office:value-type="float" office:value="0.254334778144042" calcext:value-type="float">
            <text:p>0,254334778144042</text:p>
          </table:table-cell>
          <table:table-cell table:formula="of:=LN([.A52])" office:value-type="float" office:value="3.93182563272433" calcext:value-type="float">
            <text:p>3,93182563272433</text:p>
          </table:table-cell>
          <table:table-cell table:formula="of:=1/[.A52]" office:value-type="float" office:value="0.0196078431372549" calcext:value-type="float">
            <text:p>0,01960784313725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/LN([.A53])" office:value-type="float" office:value="0.253084869277317" calcext:value-type="float">
            <text:p>0,253084869277317</text:p>
          </table:table-cell>
          <table:table-cell table:formula="of:=LN([.A53])" office:value-type="float" office:value="3.95124371858143" calcext:value-type="float">
            <text:p>3,95124371858143</text:p>
          </table:table-cell>
          <table:table-cell table:formula="of:=1/[.A53]" office:value-type="float" office:value="0.0192307692307692" calcext:value-type="float">
            <text:p>0,01923076923076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/LN([.A54])" office:value-type="float" office:value="0.2518706487517" calcext:value-type="float">
            <text:p>0,2518706487517</text:p>
          </table:table-cell>
          <table:table-cell table:formula="of:=LN([.A54])" office:value-type="float" office:value="3.97029191355212" calcext:value-type="float">
            <text:p>3,97029191355212</text:p>
          </table:table-cell>
          <table:table-cell table:formula="of:=1/[.A54]" office:value-type="float" office:value="0.0188679245283019" calcext:value-type="float">
            <text:p>0,01886792452830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/LN([.A55])" office:value-type="float" office:value="0.250690398438997" calcext:value-type="float">
            <text:p>0,250690398438997</text:p>
          </table:table-cell>
          <table:table-cell table:formula="of:=LN([.A55])" office:value-type="float" office:value="3.98898404656427" calcext:value-type="float">
            <text:p>3,98898404656427</text:p>
          </table:table-cell>
          <table:table-cell table:formula="of:=1/[.A55]" office:value-type="float" office:value="0.0185185185185185" calcext:value-type="float">
            <text:p>0,01851851851851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/LN([.A56])" office:value-type="float" office:value="0.249542514629212" calcext:value-type="float">
            <text:p>0,249542514629212</text:p>
          </table:table-cell>
          <table:table-cell table:formula="of:=LN([.A56])" office:value-type="float" office:value="4.00733318523247" calcext:value-type="float">
            <text:p>4,00733318523247</text:p>
          </table:table-cell>
          <table:table-cell table:formula="of:=1/[.A56]" office:value-type="float" office:value="0.0181818181818182" calcext:value-type="float">
            <text:p>0,01818181818181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/LN([.A57])" office:value-type="float" office:value="0.248425498398469" calcext:value-type="float">
            <text:p>0,248425498398469</text:p>
          </table:table-cell>
          <table:table-cell table:formula="of:=LN([.A57])" office:value-type="float" office:value="4.02535169073515" calcext:value-type="float">
            <text:p>4,02535169073515</text:p>
          </table:table-cell>
          <table:table-cell table:formula="of:=1/[.A57]" office:value-type="float" office:value="0.0178571428571429" calcext:value-type="float">
            <text:p>0,01785714285714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/LN([.A58])" office:value-type="float" office:value="0.247337946950051" calcext:value-type="float">
            <text:p>0,247337946950051</text:p>
          </table:table-cell>
          <table:table-cell table:formula="of:=LN([.A58])" office:value-type="float" office:value="4.04305126783455" calcext:value-type="float">
            <text:p>4,04305126783455</text:p>
          </table:table-cell>
          <table:table-cell table:formula="of:=1/[.A58]" office:value-type="float" office:value="0.0175438596491228" calcext:value-type="float">
            <text:p>0,0175438596491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/LN([.A59])" office:value-type="float" office:value="0.246278545814494" calcext:value-type="float">
            <text:p>0,246278545814494</text:p>
          </table:table-cell>
          <table:table-cell table:formula="of:=LN([.A59])" office:value-type="float" office:value="4.06044301054642" calcext:value-type="float">
            <text:p>4,06044301054642</text:p>
          </table:table-cell>
          <table:table-cell table:formula="of:=1/[.A59]" office:value-type="float" office:value="0.0172413793103448" calcext:value-type="float">
            <text:p>0,01724137931034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/LN([.A60])" office:value-type="float" office:value="0.24524606180983" calcext:value-type="float">
            <text:p>0,24524606180983</text:p>
          </table:table-cell>
          <table:table-cell table:formula="of:=LN([.A60])" office:value-type="float" office:value="4.07753744390572" calcext:value-type="float">
            <text:p>4,07753744390572</text:p>
          </table:table-cell>
          <table:table-cell table:formula="of:=1/[.A60]" office:value-type="float" office:value="0.0169491525423729" calcext:value-type="float">
            <text:p>0,01694915254237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LN([.A61])" office:value-type="float" office:value="0.244239336675972" calcext:value-type="float">
            <text:p>0,244239336675972</text:p>
          </table:table-cell>
          <table:table-cell table:formula="of:=LN([.A61])" office:value-type="float" office:value="4.0943445622221" calcext:value-type="float">
            <text:p>4,0943445622221</text:p>
          </table:table-cell>
          <table:table-cell table:formula="of:=1/[.A61]" office:value-type="float" office:value="0.0166666666666667" calcext:value-type="float">
            <text:p>0,016666666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/LN([.A62])" office:value-type="float" office:value="0.243257281308265" calcext:value-type="float">
            <text:p>0,243257281308265</text:p>
          </table:table-cell>
          <table:table-cell table:formula="of:=LN([.A62])" office:value-type="float" office:value="4.11087386417331" calcext:value-type="float">
            <text:p>4,11087386417331</text:p>
          </table:table-cell>
          <table:table-cell table:formula="of:=1/[.A62]" office:value-type="float" office:value="0.0163934426229508" calcext:value-type="float">
            <text:p>0,01639344262295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/LN([.A63])" office:value-type="float" office:value="0.242298870524681" calcext:value-type="float">
            <text:p>0,242298870524681</text:p>
          </table:table-cell>
          <table:table-cell table:formula="of:=LN([.A63])" office:value-type="float" office:value="4.12713438504509" calcext:value-type="float">
            <text:p>4,12713438504509</text:p>
          </table:table-cell>
          <table:table-cell table:formula="of:=1/[.A63]" office:value-type="float" office:value="0.0161290322580645" calcext:value-type="float">
            <text:p>0,01612903225806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/LN([.A64])" office:value-type="float" office:value="0.241363138309275" calcext:value-type="float">
            <text:p>0,241363138309275</text:p>
          </table:table-cell>
          <table:table-cell table:formula="of:=LN([.A64])" office:value-type="float" office:value="4.14313472639153" calcext:value-type="float">
            <text:p>4,14313472639153</text:p>
          </table:table-cell>
          <table:table-cell table:formula="of:=1/[.A64]" office:value-type="float" office:value="0.0158730158730159" calcext:value-type="float">
            <text:p>0,01587301587301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/LN([.A65])" office:value-type="float" office:value="0.240449173481494" calcext:value-type="float">
            <text:p>0,240449173481494</text:p>
          </table:table-cell>
          <table:table-cell table:formula="of:=LN([.A65])" office:value-type="float" office:value="4.15888308335967" calcext:value-type="float">
            <text:p>4,15888308335967</text:p>
          </table:table-cell>
          <table:table-cell table:formula="of:=1/[.A65]" office:value-type="float" office:value="0.015625" calcext:value-type="float">
            <text:p>0,0156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/LN([.A66])" office:value-type="float" office:value="0.239556115747019" calcext:value-type="float">
            <text:p>0,239556115747019</text:p>
          </table:table-cell>
          <table:table-cell table:formula="of:=LN([.A66])" office:value-type="float" office:value="4.17438726989564" calcext:value-type="float">
            <text:p>4,17438726989564</text:p>
          </table:table-cell>
          <table:table-cell table:formula="of:=1/[.A66]" office:value-type="float" office:value="0.0153846153846154" calcext:value-type="float">
            <text:p>0,01538461538461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/LN([.A67])" office:value-type="float" office:value="0.23868315209103" calcext:value-type="float">
            <text:p>0,23868315209103</text:p>
          </table:table-cell>
          <table:table-cell table:formula="of:=LN([.A67])" office:value-type="float" office:value="4.18965474202643" calcext:value-type="float">
            <text:p>4,18965474202643</text:p>
          </table:table-cell>
          <table:table-cell table:formula="of:=1/[.A67]" office:value-type="float" office:value="0.0151515151515152" calcext:value-type="float">
            <text:p>0,01515151515151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/LN([.A68])" office:value-type="float" office:value="0.237829513479358" calcext:value-type="float">
            <text:p>0,237829513479358</text:p>
          </table:table-cell>
          <table:table-cell table:formula="of:=LN([.A68])" office:value-type="float" office:value="4.20469261939097" calcext:value-type="float">
            <text:p>4,20469261939097</text:p>
          </table:table-cell>
          <table:table-cell table:formula="of:=1/[.A68]" office:value-type="float" office:value="0.0149253731343284" calcext:value-type="float">
            <text:p>0,01492537313432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/LN([.A69])" office:value-type="float" office:value="0.236994471836914" calcext:value-type="float">
            <text:p>0,236994471836914</text:p>
          </table:table-cell>
          <table:table-cell table:formula="of:=LN([.A69])" office:value-type="float" office:value="4.21950770517611" calcext:value-type="float">
            <text:p>4,21950770517611</text:p>
          </table:table-cell>
          <table:table-cell table:formula="of:=1/[.A69]" office:value-type="float" office:value="0.0147058823529412" calcext:value-type="float">
            <text:p>0,01470588235294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/LN([.A70])" office:value-type="float" office:value="0.23617733727629" calcext:value-type="float">
            <text:p>0,23617733727629</text:p>
          </table:table-cell>
          <table:table-cell table:formula="of:=LN([.A70])" office:value-type="float" office:value="4.23410650459726" calcext:value-type="float">
            <text:p>4,23410650459726</text:p>
          </table:table-cell>
          <table:table-cell table:formula="of:=1/[.A70]" office:value-type="float" office:value="0.0144927536231884" calcext:value-type="float">
            <text:p>0,01449275362318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/LN([.A71])" office:value-type="float" office:value="0.235377455552387" calcext:value-type="float">
            <text:p>0,235377455552387</text:p>
          </table:table-cell>
          <table:table-cell table:formula="of:=LN([.A71])" office:value-type="float" office:value="4.24849524204936" calcext:value-type="float">
            <text:p>4,24849524204936</text:p>
          </table:table-cell>
          <table:table-cell table:formula="of:=1/[.A71]" office:value-type="float" office:value="0.0142857142857143" calcext:value-type="float">
            <text:p>0,01428571428571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/LN([.A72])" office:value-type="float" office:value="0.234594205721611" calcext:value-type="float">
            <text:p>0,234594205721611</text:p>
          </table:table-cell>
          <table:table-cell table:formula="of:=LN([.A72])" office:value-type="float" office:value="4.26267987704132" calcext:value-type="float">
            <text:p>4,26267987704132</text:p>
          </table:table-cell>
          <table:table-cell table:formula="of:=1/[.A72]" office:value-type="float" office:value="0.0140845070422535" calcext:value-type="float">
            <text:p>0,01408450704225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/LN([.A73])" office:value-type="float" office:value="0.233826997986477" calcext:value-type="float">
            <text:p>0,233826997986477</text:p>
          </table:table-cell>
          <table:table-cell table:formula="of:=LN([.A73])" office:value-type="float" office:value="4.27666611901606" calcext:value-type="float">
            <text:p>4,27666611901606</text:p>
          </table:table-cell>
          <table:table-cell table:formula="of:=1/[.A73]" office:value-type="float" office:value="0.0138888888888889" calcext:value-type="float">
            <text:p>0,01388888888888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/LN([.A74])" office:value-type="float" office:value="0.233075271708509" calcext:value-type="float">
            <text:p>0,233075271708509</text:p>
          </table:table-cell>
          <table:table-cell table:formula="of:=LN([.A74])" office:value-type="float" office:value="4.29045944114839" calcext:value-type="float">
            <text:p>4,29045944114839</text:p>
          </table:table-cell>
          <table:table-cell table:formula="of:=1/[.A74]" office:value-type="float" office:value="0.0136986301369863" calcext:value-type="float">
            <text:p>0,01369863013698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/LN([.A75])" office:value-type="float" office:value="0.232338493574117" calcext:value-type="float">
            <text:p>0,232338493574117</text:p>
          </table:table-cell>
          <table:table-cell table:formula="of:=LN([.A75])" office:value-type="float" office:value="4.30406509320417" calcext:value-type="float">
            <text:p>4,30406509320417</text:p>
          </table:table-cell>
          <table:table-cell table:formula="of:=1/[.A75]" office:value-type="float" office:value="0.0135135135135135" calcext:value-type="float">
            <text:p>0,01351351351351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/LN([.A76])" office:value-type="float" office:value="0.231616155899717" calcext:value-type="float">
            <text:p>0,231616155899717</text:p>
          </table:table-cell>
          <table:table-cell table:formula="of:=LN([.A76])" office:value-type="float" office:value="4.31748811353631" calcext:value-type="float">
            <text:p>4,31748811353631</text:p>
          </table:table-cell>
          <table:table-cell table:formula="of:=1/[.A76]" office:value-type="float" office:value="0.0133333333333333" calcext:value-type="float">
            <text:p>0,01333333333333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/LN([.A77])" office:value-type="float" office:value="0.230907775063769" calcext:value-type="float">
            <text:p>0,230907775063769</text:p>
          </table:table-cell>
          <table:table-cell table:formula="of:=LN([.A77])" office:value-type="float" office:value="4.33073334028633" calcext:value-type="float">
            <text:p>4,33073334028633</text:p>
          </table:table-cell>
          <table:table-cell table:formula="of:=1/[.A77]" office:value-type="float" office:value="0.0131578947368421" calcext:value-type="float">
            <text:p>0,01315789473684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/LN([.A78])" office:value-type="float" office:value="0.230212890054651" calcext:value-type="float">
            <text:p>0,230212890054651</text:p>
          </table:table-cell>
          <table:table-cell table:formula="of:=LN([.A78])" office:value-type="float" office:value="4.34380542185368" calcext:value-type="float">
            <text:p>4,34380542185368</text:p>
          </table:table-cell>
          <table:table-cell table:formula="of:=1/[.A78]" office:value-type="float" office:value="0.012987012987013" calcext:value-type="float">
            <text:p>0,0129870129870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/LN([.A79])" office:value-type="float" office:value="0.229531061124377" calcext:value-type="float">
            <text:p>0,229531061124377</text:p>
          </table:table-cell>
          <table:table-cell table:formula="of:=LN([.A79])" office:value-type="float" office:value="4.35670882668959" calcext:value-type="float">
            <text:p>4,35670882668959</text:p>
          </table:table-cell>
          <table:table-cell table:formula="of:=1/[.A79]" office:value-type="float" office:value="0.0128205128205128" calcext:value-type="float">
            <text:p>0,01282051282051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/LN([.A80])" office:value-type="float" office:value="0.228861868539155" calcext:value-type="float">
            <text:p>0,228861868539155</text:p>
          </table:table-cell>
          <table:table-cell table:formula="of:=LN([.A80])" office:value-type="float" office:value="4.36944785246702" calcext:value-type="float">
            <text:p>4,36944785246702</text:p>
          </table:table-cell>
          <table:table-cell table:formula="of:=1/[.A80]" office:value-type="float" office:value="0.0126582278481013" calcext:value-type="float">
            <text:p>0,01265822784810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/LN([.A81])" office:value-type="float" office:value="0.228204911418669" calcext:value-type="float">
            <text:p>0,228204911418669</text:p>
          </table:table-cell>
          <table:table-cell table:formula="of:=LN([.A81])" office:value-type="float" office:value="4.38202663467388" calcext:value-type="float">
            <text:p>4,38202663467388</text:p>
          </table:table-cell>
          <table:table-cell table:formula="of:=1/[.A81]" office:value-type="float" office:value="0.0125" calcext:value-type="float">
            <text:p>0,01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/LN([.A82])" office:value-type="float" office:value="0.227559806656709" calcext:value-type="float">
            <text:p>0,227559806656709</text:p>
          </table:table-cell>
          <table:table-cell table:formula="of:=LN([.A82])" office:value-type="float" office:value="4.39444915467244" calcext:value-type="float">
            <text:p>4,39444915467244</text:p>
          </table:table-cell>
          <table:table-cell table:formula="of:=1/[.A82]" office:value-type="float" office:value="0.0123456790123457" calcext:value-type="float">
            <text:p>0,01234567901234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/LN([.A83])" office:value-type="float" office:value="0.226926187916512" calcext:value-type="float">
            <text:p>0,226926187916512</text:p>
          </table:table-cell>
          <table:table-cell table:formula="of:=LN([.A83])" office:value-type="float" office:value="4.40671924726425" calcext:value-type="float">
            <text:p>4,40671924726425</text:p>
          </table:table-cell>
          <table:table-cell table:formula="of:=1/[.A83]" office:value-type="float" office:value="0.0121951219512195" calcext:value-type="float">
            <text:p>0,01219512195121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/LN([.A84])" office:value-type="float" office:value="0.226303704694757" calcext:value-type="float">
            <text:p>0,226303704694757</text:p>
          </table:table-cell>
          <table:table-cell table:formula="of:=LN([.A84])" office:value-type="float" office:value="4.4188406077966" calcext:value-type="float">
            <text:p>4,4188406077966</text:p>
          </table:table-cell>
          <table:table-cell table:formula="of:=1/[.A84]" office:value-type="float" office:value="0.0120481927710843" calcext:value-type="float">
            <text:p>0,01204819277108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/LN([.A85])" office:value-type="float" office:value="0.225692021448744" calcext:value-type="float">
            <text:p>0,225692021448744</text:p>
          </table:table-cell>
          <table:table-cell table:formula="of:=LN([.A85])" office:value-type="float" office:value="4.43081679884331" calcext:value-type="float">
            <text:p>4,43081679884331</text:p>
          </table:table-cell>
          <table:table-cell table:formula="of:=1/[.A85]" office:value-type="float" office:value="0.0119047619047619" calcext:value-type="float">
            <text:p>0,01190476190476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/LN([.A86])" office:value-type="float" office:value="0.225090816781779" calcext:value-type="float">
            <text:p>0,225090816781779</text:p>
          </table:table-cell>
          <table:table-cell table:formula="of:=LN([.A86])" office:value-type="float" office:value="4.44265125649032" calcext:value-type="float">
            <text:p>4,44265125649032</text:p>
          </table:table-cell>
          <table:table-cell table:formula="of:=1/[.A86]" office:value-type="float" office:value="0.0117647058823529" calcext:value-type="float">
            <text:p>0,01176470588235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/LN([.A87])" office:value-type="float" office:value="0.22449978268221" calcext:value-type="float">
            <text:p>0,22449978268221</text:p>
          </table:table-cell>
          <table:table-cell table:formula="of:=LN([.A87])" office:value-type="float" office:value="4.45434729625351" calcext:value-type="float">
            <text:p>4,45434729625351</text:p>
          </table:table-cell>
          <table:table-cell table:formula="of:=1/[.A87]" office:value-type="float" office:value="0.0116279069767442" calcext:value-type="float">
            <text:p>0,01162790697674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/LN([.A88])" office:value-type="float" office:value="0.223918623812006" calcext:value-type="float">
            <text:p>0,223918623812006</text:p>
          </table:table-cell>
          <table:table-cell table:formula="of:=LN([.A88])" office:value-type="float" office:value="4.46590811865458" calcext:value-type="float">
            <text:p>4,46590811865458</text:p>
          </table:table-cell>
          <table:table-cell table:formula="of:=1/[.A88]" office:value-type="float" office:value="0.0114942528735632" calcext:value-type="float">
            <text:p>0,01149425287356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/LN([.A89])" office:value-type="float" office:value="0.223347056841097" calcext:value-type="float">
            <text:p>0,223347056841097</text:p>
          </table:table-cell>
          <table:table-cell table:formula="of:=LN([.A89])" office:value-type="float" office:value="4.47733681447821" calcext:value-type="float">
            <text:p>4,47733681447821</text:p>
          </table:table-cell>
          <table:table-cell table:formula="of:=1/[.A89]" office:value-type="float" office:value="0.0113636363636364" calcext:value-type="float">
            <text:p>0,01136363636363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/LN([.A90])" office:value-type="float" office:value="0.22278480982403" calcext:value-type="float">
            <text:p>0,22278480982403</text:p>
          </table:table-cell>
          <table:table-cell table:formula="of:=LN([.A90])" office:value-type="float" office:value="4.48863636973214" calcext:value-type="float">
            <text:p>4,48863636973214</text:p>
          </table:table-cell>
          <table:table-cell table:formula="of:=1/[.A90]" office:value-type="float" office:value="0.0112359550561798" calcext:value-type="float">
            <text:p>0,01123595505617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/LN([.A91])" office:value-type="float" office:value="0.22223162161581" calcext:value-type="float">
            <text:p>0,22223162161581</text:p>
          </table:table-cell>
          <table:table-cell table:formula="of:=LN([.A91])" office:value-type="float" office:value="4.49980967033027" calcext:value-type="float">
            <text:p>4,49980967033027</text:p>
          </table:table-cell>
          <table:table-cell table:formula="of:=1/[.A91]" office:value-type="float" office:value="0.0111111111111111" calcext:value-type="float">
            <text:p>0,01111111111111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/LN([.A92])" office:value-type="float" office:value="0.221687241324031" calcext:value-type="float">
            <text:p>0,221687241324031</text:p>
          </table:table-cell>
          <table:table-cell table:formula="of:=LN([.A92])" office:value-type="float" office:value="4.51085950651685" calcext:value-type="float">
            <text:p>4,51085950651685</text:p>
          </table:table-cell>
          <table:table-cell table:formula="of:=1/[.A92]" office:value-type="float" office:value="0.010989010989011" calcext:value-type="float">
            <text:p>0,0109890109890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/LN([.A93])" office:value-type="float" office:value="0.221151427794665" calcext:value-type="float">
            <text:p>0,221151427794665</text:p>
          </table:table-cell>
          <table:table-cell table:formula="of:=LN([.A93])" office:value-type="float" office:value="4.52178857704904" calcext:value-type="float">
            <text:p>4,52178857704904</text:p>
          </table:table-cell>
          <table:table-cell table:formula="of:=1/[.A93]" office:value-type="float" office:value="0.0108695652173913" calcext:value-type="float">
            <text:p>0,01086956521739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/LN([.A94])" office:value-type="float" office:value="0.220623949129094" calcext:value-type="float">
            <text:p>0,220623949129094</text:p>
          </table:table-cell>
          <table:table-cell table:formula="of:=LN([.A94])" office:value-type="float" office:value="4.53259949315326" calcext:value-type="float">
            <text:p>4,53259949315326</text:p>
          </table:table-cell>
          <table:table-cell table:formula="of:=1/[.A94]" office:value-type="float" office:value="0.010752688172043" calcext:value-type="float">
            <text:p>0,0107526881720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/LN([.A95])" office:value-type="float" office:value="0.220104582230159" calcext:value-type="float">
            <text:p>0,220104582230159</text:p>
          </table:table-cell>
          <table:table-cell table:formula="of:=LN([.A95])" office:value-type="float" office:value="4.54329478227" calcext:value-type="float">
            <text:p>4,54329478227</text:p>
          </table:table-cell>
          <table:table-cell table:formula="of:=1/[.A95]" office:value-type="float" office:value="0.0106382978723404" calcext:value-type="float">
            <text:p>0,01063829787234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/LN([.A96])" office:value-type="float" office:value="0.219593112375186" calcext:value-type="float">
            <text:p>0,219593112375186</text:p>
          </table:table-cell>
          <table:table-cell table:formula="of:=LN([.A96])" office:value-type="float" office:value="4.55387689160054" calcext:value-type="float">
            <text:p>4,55387689160054</text:p>
          </table:table-cell>
          <table:table-cell table:formula="of:=1/[.A96]" office:value-type="float" office:value="0.0105263157894737" calcext:value-type="float">
            <text:p>0,01052631578947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/LN([.A97])" office:value-type="float" office:value="0.219089332814115" calcext:value-type="float">
            <text:p>0,219089332814115</text:p>
          </table:table-cell>
          <table:table-cell table:formula="of:=LN([.A97])" office:value-type="float" office:value="4.56434819146784" calcext:value-type="float">
            <text:p>4,56434819146784</text:p>
          </table:table-cell>
          <table:table-cell table:formula="of:=1/[.A97]" office:value-type="float" office:value="0.0104166666666667" calcext:value-type="float">
            <text:p>0,01041666666666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/LN([.A98])" office:value-type="float" office:value="0.218593044391003" calcext:value-type="float">
            <text:p>0,218593044391003</text:p>
          </table:table-cell>
          <table:table-cell table:formula="of:=LN([.A98])" office:value-type="float" office:value="4.57471097850338" calcext:value-type="float">
            <text:p>4,57471097850338</text:p>
          </table:table-cell>
          <table:table-cell table:formula="of:=1/[.A98]" office:value-type="float" office:value="0.0103092783505155" calcext:value-type="float">
            <text:p>0,01030927835051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/LN([.A99])" office:value-type="float" office:value="0.218104055187313" calcext:value-type="float">
            <text:p>0,218104055187313</text:p>
          </table:table-cell>
          <table:table-cell table:formula="of:=LN([.A99])" office:value-type="float" office:value="4.58496747867057" calcext:value-type="float">
            <text:p>4,58496747867057</text:p>
          </table:table-cell>
          <table:table-cell table:formula="of:=1/[.A99]" office:value-type="float" office:value="0.0102040816326531" calcext:value-type="float">
            <text:p>0,01020408163265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/LN([.A100])" office:value-type="float" office:value="0.217622180185509" calcext:value-type="float">
            <text:p>0,217622180185509</text:p>
          </table:table-cell>
          <table:table-cell table:formula="of:=LN([.A100])" office:value-type="float" office:value="4.59511985013459" calcext:value-type="float">
            <text:p>4,59511985013459</text:p>
          </table:table-cell>
          <table:table-cell table:formula="of:=1/[.A100]" office:value-type="float" office:value="0.0101010101010101" calcext:value-type="float">
            <text:p>0,0101010101010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LN([.A101])" office:value-type="float" office:value="0.217147240951626" calcext:value-type="float">
            <text:p>0,217147240951626</text:p>
          </table:table-cell>
          <table:table-cell table:formula="of:=LN([.A101])" office:value-type="float" office:value="4.60517018598809" calcext:value-type="float">
            <text:p>4,60517018598809</text:p>
          </table:table-cell>
          <table:table-cell table:formula="of:=1/[.A101]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/LN([.A102])" office:value-type="float" office:value="0.216679065335532" calcext:value-type="float">
            <text:p>0,216679065335532</text:p>
          </table:table-cell>
          <table:table-cell table:formula="of:=LN([.A102])" office:value-type="float" office:value="4.61512051684126" calcext:value-type="float">
            <text:p>4,61512051684126</text:p>
          </table:table-cell>
          <table:table-cell table:formula="of:=1/[.A102]" office:value-type="float" office:value="0.0099009900990099" calcext:value-type="float">
            <text:p>0,00990099009900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/LN([.A103])" office:value-type="float" office:value="0.216217487187754" calcext:value-type="float">
            <text:p>0,216217487187754</text:p>
          </table:table-cell>
          <table:table-cell table:formula="of:=LN([.A103])" office:value-type="float" office:value="4.62497281328427" calcext:value-type="float">
            <text:p>4,62497281328427</text:p>
          </table:table-cell>
          <table:table-cell table:formula="of:=1/[.A103]" office:value-type="float" office:value="0.00980392156862745" calcext:value-type="float">
            <text:p>0,009803921568627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/LN([.A104])" office:value-type="float" office:value="0.215762346091778" calcext:value-type="float">
            <text:p>0,215762346091778</text:p>
          </table:table-cell>
          <table:table-cell table:formula="of:=LN([.A104])" office:value-type="float" office:value="4.63472898822964" calcext:value-type="float">
            <text:p>4,63472898822964</text:p>
          </table:table-cell>
          <table:table-cell table:formula="of:=1/[.A104]" office:value-type="float" office:value="0.00970873786407767" calcext:value-type="float">
            <text:p>0,009708737864077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/LN([.A105])" office:value-type="float" office:value="0.215313487110845" calcext:value-type="float">
            <text:p>0,215313487110845</text:p>
          </table:table-cell>
          <table:table-cell table:formula="of:=LN([.A105])" office:value-type="float" office:value="4.64439089914137" calcext:value-type="float">
            <text:p>4,64439089914137</text:p>
          </table:table-cell>
          <table:table-cell table:formula="of:=1/[.A105]" office:value-type="float" office:value="0.00961538461538462" calcext:value-type="float">
            <text:p>0,009615384615384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/LN([.A106])" office:value-type="float" office:value="0.214870760548304" calcext:value-type="float">
            <text:p>0,214870760548304</text:p>
          </table:table-cell>
          <table:table-cell table:formula="of:=LN([.A106])" office:value-type="float" office:value="4.65396035015752" calcext:value-type="float">
            <text:p>4,65396035015752</text:p>
          </table:table-cell>
          <table:table-cell table:formula="of:=1/[.A106]" office:value-type="float" office:value="0.00952380952380953" calcext:value-type="float">
            <text:p>0,009523809523809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/LN([.A107])" office:value-type="float" office:value="0.214434021720702" calcext:value-type="float">
            <text:p>0,214434021720702</text:p>
          </table:table-cell>
          <table:table-cell table:formula="of:=LN([.A107])" office:value-type="float" office:value="4.66343909411207" calcext:value-type="float">
            <text:p>4,66343909411207</text:p>
          </table:table-cell>
          <table:table-cell table:formula="of:=1/[.A107]" office:value-type="float" office:value="0.00943396226415094" calcext:value-type="float">
            <text:p>0,0094339622641509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/LN([.A108])" office:value-type="float" office:value="0.214003130742784" calcext:value-type="float">
            <text:p>0,214003130742784</text:p>
          </table:table-cell>
          <table:table-cell table:formula="of:=LN([.A108])" office:value-type="float" office:value="4.67282883446191" calcext:value-type="float">
            <text:p>4,67282883446191</text:p>
          </table:table-cell>
          <table:table-cell table:formula="of:=1/[.A108]" office:value-type="float" office:value="0.00934579439252336" calcext:value-type="float">
            <text:p>0,009345794392523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/LN([.A109])" office:value-type="float" office:value="0.213577952323691" calcext:value-type="float">
            <text:p>0,213577952323691</text:p>
          </table:table-cell>
          <table:table-cell table:formula="of:=LN([.A109])" office:value-type="float" office:value="4.68213122712422" calcext:value-type="float">
            <text:p>4,68213122712422</text:p>
          </table:table-cell>
          <table:table-cell table:formula="of:=1/[.A109]" office:value-type="float" office:value="0.00925925925925926" calcext:value-type="float">
            <text:p>0,009259259259259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/LN([.A110])" office:value-type="float" office:value="0.213158355573674" calcext:value-type="float">
            <text:p>0,213158355573674</text:p>
          </table:table-cell>
          <table:table-cell table:formula="of:=LN([.A110])" office:value-type="float" office:value="4.69134788222914" calcext:value-type="float">
            <text:p>4,69134788222914</text:p>
          </table:table-cell>
          <table:table-cell table:formula="of:=1/[.A110]" office:value-type="float" office:value="0.00917431192660551" calcext:value-type="float">
            <text:p>0,009174311926605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/LN([.A111])" office:value-type="float" office:value="0.212744213820669" calcext:value-type="float">
            <text:p>0,212744213820669</text:p>
          </table:table-cell>
          <table:table-cell table:formula="of:=LN([.A111])" office:value-type="float" office:value="4.70048036579242" calcext:value-type="float">
            <text:p>4,70048036579242</text:p>
          </table:table-cell>
          <table:table-cell table:formula="of:=1/[.A111]" office:value-type="float" office:value="0.00909090909090909" calcext:value-type="float">
            <text:p>0,009090909090909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/LN([.A112])" office:value-type="float" office:value="0.212335404436168" calcext:value-type="float">
            <text:p>0,212335404436168</text:p>
          </table:table-cell>
          <table:table-cell table:formula="of:=LN([.A112])" office:value-type="float" office:value="4.70953020131233" calcext:value-type="float">
            <text:p>4,70953020131233</text:p>
          </table:table-cell>
          <table:table-cell table:formula="of:=1/[.A112]" office:value-type="float" office:value="0.00900900900900901" calcext:value-type="float">
            <text:p>0,009009009009009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/LN([.A113])" office:value-type="float" office:value="0.211931808669804" calcext:value-type="float">
            <text:p>0,211931808669804</text:p>
          </table:table-cell>
          <table:table-cell table:formula="of:=LN([.A113])" office:value-type="float" office:value="4.71849887129509" calcext:value-type="float">
            <text:p>4,71849887129509</text:p>
          </table:table-cell>
          <table:table-cell table:formula="of:=1/[.A113]" office:value-type="float" office:value="0.00892857142857143" calcext:value-type="float">
            <text:p>0,0089285714285714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/LN([.A114])" office:value-type="float" office:value="0.211533311492177" calcext:value-type="float">
            <text:p>0,211533311492177</text:p>
          </table:table-cell>
          <table:table-cell table:formula="of:=LN([.A114])" office:value-type="float" office:value="4.72738781871234" calcext:value-type="float">
            <text:p>4,72738781871234</text:p>
          </table:table-cell>
          <table:table-cell table:formula="of:=1/[.A114]" office:value-type="float" office:value="0.00884955752212389" calcext:value-type="float">
            <text:p>0,008849557522123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/LN([.A115])" office:value-type="float" office:value="0.211139801445395" calcext:value-type="float">
            <text:p>0,211139801445395</text:p>
          </table:table-cell>
          <table:table-cell table:formula="of:=LN([.A115])" office:value-type="float" office:value="4.7361984483945" calcext:value-type="float">
            <text:p>4,7361984483945</text:p>
          </table:table-cell>
          <table:table-cell table:formula="of:=1/[.A115]" office:value-type="float" office:value="0.0087719298245614" calcext:value-type="float">
            <text:p>0,00877192982456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/LN([.A116])" office:value-type="float" office:value="0.210751170500925" calcext:value-type="float">
            <text:p>0,210751170500925</text:p>
          </table:table-cell>
          <table:table-cell table:formula="of:=LN([.A116])" office:value-type="float" office:value="4.74493212836325" calcext:value-type="float">
            <text:p>4,74493212836325</text:p>
          </table:table-cell>
          <table:table-cell table:formula="of:=1/[.A116]" office:value-type="float" office:value="0.00869565217391304" calcext:value-type="float">
            <text:p>0,008695652173913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/LN([.A117])" office:value-type="float" office:value="0.210367313924311" calcext:value-type="float">
            <text:p>0,210367313924311</text:p>
          </table:table-cell>
          <table:table-cell table:formula="of:=LN([.A117])" office:value-type="float" office:value="4.75359019110636" calcext:value-type="float">
            <text:p>4,75359019110636</text:p>
          </table:table-cell>
          <table:table-cell table:formula="of:=1/[.A117]" office:value-type="float" office:value="0.00862068965517241" calcext:value-type="float">
            <text:p>0,008620689655172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/LN([.A118])" office:value-type="float" office:value="0.209988130146378" calcext:value-type="float">
            <text:p>0,209988130146378</text:p>
          </table:table-cell>
          <table:table-cell table:formula="of:=LN([.A118])" office:value-type="float" office:value="4.76217393479776" calcext:value-type="float">
            <text:p>4,76217393479776</text:p>
          </table:table-cell>
          <table:table-cell table:formula="of:=1/[.A118]" office:value-type="float" office:value="0.00854700854700855" calcext:value-type="float">
            <text:p>0,008547008547008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/LN([.A119])" office:value-type="float" office:value="0.209613520640552" calcext:value-type="float">
            <text:p>0,209613520640552</text:p>
          </table:table-cell>
          <table:table-cell table:formula="of:=LN([.A119])" office:value-type="float" office:value="4.77068462446567" calcext:value-type="float">
            <text:p>4,77068462446567</text:p>
          </table:table-cell>
          <table:table-cell table:formula="of:=1/[.A119]" office:value-type="float" office:value="0.00847457627118644" calcext:value-type="float">
            <text:p>0,008474576271186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/LN([.A120])" office:value-type="float" office:value="0.209243389805969" calcext:value-type="float">
            <text:p>0,209243389805969</text:p>
          </table:table-cell>
          <table:table-cell table:formula="of:=LN([.A120])" office:value-type="float" office:value="4.77912349311153" calcext:value-type="float">
            <text:p>4,77912349311153</text:p>
          </table:table-cell>
          <table:table-cell table:formula="of:=1/[.A120]" office:value-type="float" office:value="0.00840336134453782" calcext:value-type="float">
            <text:p>0,008403361344537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/LN([.A121])" office:value-type="float" office:value="0.208877644856029" calcext:value-type="float">
            <text:p>0,208877644856029</text:p>
          </table:table-cell>
          <table:table-cell table:formula="of:=LN([.A121])" office:value-type="float" office:value="4.78749174278205" calcext:value-type="float">
            <text:p>4,78749174278205</text:p>
          </table:table-cell>
          <table:table-cell table:formula="of:=1/[.A121]" office:value-type="float" office:value="0.00833333333333333" calcext:value-type="float">
            <text:p>0,008333333333333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/LN([.A122])" office:value-type="float" office:value="0.208516195712123" calcext:value-type="float">
            <text:p>0,208516195712123</text:p>
          </table:table-cell>
          <table:table-cell table:formula="of:=LN([.A122])" office:value-type="float" office:value="4.79579054559674" calcext:value-type="float">
            <text:p>4,79579054559674</text:p>
          </table:table-cell>
          <table:table-cell table:formula="of:=1/[.A122]" office:value-type="float" office:value="0.00826446280991736" calcext:value-type="float">
            <text:p>0,0082644628099173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/LN([.A123])" office:value-type="float" office:value="0.208158954902231" calcext:value-type="float">
            <text:p>0,208158954902231</text:p>
          </table:table-cell>
          <table:table-cell table:formula="of:=LN([.A123])" office:value-type="float" office:value="4.80402104473326" calcext:value-type="float">
            <text:p>4,80402104473326</text:p>
          </table:table-cell>
          <table:table-cell table:formula="of:=1/[.A123]" office:value-type="float" office:value="0.00819672131147541" calcext:value-type="float">
            <text:p>0,008196721311475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/LN([.A124])" office:value-type="float" office:value="0.20780583746414" calcext:value-type="float">
            <text:p>0,20780583746414</text:p>
          </table:table-cell>
          <table:table-cell table:formula="of:=LN([.A124])" office:value-type="float" office:value="4.81218435537242" calcext:value-type="float">
            <text:p>4,81218435537242</text:p>
          </table:table-cell>
          <table:table-cell table:formula="of:=1/[.A124]" office:value-type="float" office:value="0.00813008130081301" calcext:value-type="float">
            <text:p>0,008130081300813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/LN([.A125])" office:value-type="float" office:value="0.207456760853031" calcext:value-type="float">
            <text:p>0,207456760853031</text:p>
          </table:table-cell>
          <table:table-cell table:formula="of:=LN([.A125])" office:value-type="float" office:value="4.82028156560504" calcext:value-type="float">
            <text:p>4,82028156560504</text:p>
          </table:table-cell>
          <table:table-cell table:formula="of:=1/[.A125]" office:value-type="float" office:value="0.00806451612903226" calcext:value-type="float">
            <text:p>0,008064516129032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/LN([.A126])" office:value-type="float" office:value="0.207111644853204" calcext:value-type="float">
            <text:p>0,207111644853204</text:p>
          </table:table-cell>
          <table:table-cell table:formula="of:=LN([.A126])" office:value-type="float" office:value="4.8283137373023" calcext:value-type="float">
            <text:p>4,8283137373023</text:p>
          </table:table-cell>
          <table:table-cell table:formula="of:=1/[.A126]"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/LN([.A127])" office:value-type="float" office:value="0.206770411493722" calcext:value-type="float">
            <text:p>0,206770411493722</text:p>
          </table:table-cell>
          <table:table-cell table:formula="of:=LN([.A127])" office:value-type="float" office:value="4.83628190695148" calcext:value-type="float">
            <text:p>4,83628190695148</text:p>
          </table:table-cell>
          <table:table-cell table:formula="of:=1/[.A127]" office:value-type="float" office:value="0.00793650793650794" calcext:value-type="float">
            <text:p>0,007936507936507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/LN([.A128])" office:value-type="float" office:value="0.206432984967776" calcext:value-type="float">
            <text:p>0,206432984967776</text:p>
          </table:table-cell>
          <table:table-cell table:formula="of:=LN([.A128])" office:value-type="float" office:value="4.84418708645859" calcext:value-type="float">
            <text:p>4,84418708645859</text:p>
          </table:table-cell>
          <table:table-cell table:formula="of:=1/[.A128]" office:value-type="float" office:value="0.0078740157480315" calcext:value-type="float">
            <text:p>0,00787401574803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/LN([.A129])" office:value-type="float" office:value="0.206099291555566" calcext:value-type="float">
            <text:p>0,206099291555566</text:p>
          </table:table-cell>
          <table:table-cell table:formula="of:=LN([.A129])" office:value-type="float" office:value="4.85203026391962" calcext:value-type="float">
            <text:p>4,85203026391962</text:p>
          </table:table-cell>
          <table:table-cell table:formula="of:=1/[.A129]" office:value-type="float" office:value="0.0078125" calcext:value-type="float">
            <text:p>0,0078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/LN([.A130])" office:value-type="float" office:value="0.205769259550534" calcext:value-type="float">
            <text:p>0,205769259550534</text:p>
          </table:table-cell>
          <table:table-cell table:formula="of:=LN([.A130])" office:value-type="float" office:value="4.85981240436167" calcext:value-type="float">
            <text:p>4,85981240436167</text:p>
          </table:table-cell>
          <table:table-cell table:formula="of:=1/[.A130]" office:value-type="float" office:value="0.00775193798449612" calcext:value-type="float">
            <text:p>0,007751937984496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/LN([.A131])" office:value-type="float" office:value="0.205442819188759" calcext:value-type="float">
            <text:p>0,205442819188759</text:p>
          </table:table-cell>
          <table:table-cell table:formula="of:=LN([.A131])" office:value-type="float" office:value="4.86753445045558" calcext:value-type="float">
            <text:p>4,86753445045558</text:p>
          </table:table-cell>
          <table:table-cell table:formula="of:=1/[.A131]" office:value-type="float" office:value="0.00769230769230769" calcext:value-type="float">
            <text:p>0,0076923076923076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/LN([.A132])" office:value-type="float" office:value="0.205119902581375" calcext:value-type="float">
            <text:p>0,205119902581375</text:p>
          </table:table-cell>
          <table:table-cell table:formula="of:=LN([.A132])" office:value-type="float" office:value="4.87519732320115" calcext:value-type="float">
            <text:p>4,87519732320115</text:p>
          </table:table-cell>
          <table:table-cell table:formula="of:=1/[.A132]" office:value-type="float" office:value="0.00763358778625954" calcext:value-type="float">
            <text:p>0,0076335877862595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/LN([.A133])" office:value-type="float" office:value="0.204800443649844" calcext:value-type="float">
            <text:p>0,204800443649844</text:p>
          </table:table-cell>
          <table:table-cell table:formula="of:=LN([.A133])" office:value-type="float" office:value="4.88280192258637" calcext:value-type="float">
            <text:p>4,88280192258637</text:p>
          </table:table-cell>
          <table:table-cell table:formula="of:=1/[.A133]" office:value-type="float" office:value="0.00757575757575758" calcext:value-type="float">
            <text:p>0,007575757575757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/LN([.A134])" office:value-type="float" office:value="0.204484378063949" calcext:value-type="float">
            <text:p>0,204484378063949</text:p>
          </table:table-cell>
          <table:table-cell table:formula="of:=LN([.A134])" office:value-type="float" office:value="4.89034912822175" calcext:value-type="float">
            <text:p>4,89034912822175</text:p>
          </table:table-cell>
          <table:table-cell table:formula="of:=1/[.A134]" office:value-type="float" office:value="0.0075187969924812" calcext:value-type="float">
            <text:p>0,00751879699248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/LN([.A135])" office:value-type="float" office:value="0.204171643182372" calcext:value-type="float">
            <text:p>0,204171643182372</text:p>
          </table:table-cell>
          <table:table-cell table:formula="of:=LN([.A135])" office:value-type="float" office:value="4.89783979995091" calcext:value-type="float">
            <text:p>4,89783979995091</text:p>
          </table:table-cell>
          <table:table-cell table:formula="of:=1/[.A135]" office:value-type="float" office:value="0.00746268656716418" calcext:value-type="float">
            <text:p>0,007462686567164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/LN([.A136])" office:value-type="float" office:value="0.203862177995734" calcext:value-type="float">
            <text:p>0,203862177995734</text:p>
          </table:table-cell>
          <table:table-cell table:formula="of:=LN([.A136])" office:value-type="float" office:value="4.90527477843843" calcext:value-type="float">
            <text:p>4,90527477843843</text:p>
          </table:table-cell>
          <table:table-cell table:formula="of:=1/[.A136]" office:value-type="float" office:value="0.00740740740740741" calcext:value-type="float">
            <text:p>0,0074074074074074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/LN([.A137])" office:value-type="float" office:value="0.203555923071965" calcext:value-type="float">
            <text:p>0,203555923071965</text:p>
          </table:table-cell>
          <table:table-cell table:formula="of:=LN([.A137])" office:value-type="float" office:value="4.91265488573605" calcext:value-type="float">
            <text:p>4,91265488573605</text:p>
          </table:table-cell>
          <table:table-cell table:formula="of:=1/[.A137]" office:value-type="float" office:value="0.00735294117647059" calcext:value-type="float">
            <text:p>0,007352941176470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/LN([.A138])" office:value-type="float" office:value="0.203252820503909" calcext:value-type="float">
            <text:p>0,203252820503909</text:p>
          </table:table-cell>
          <table:table-cell table:formula="of:=LN([.A138])" office:value-type="float" office:value="4.91998092582813" calcext:value-type="float">
            <text:p>4,91998092582813</text:p>
          </table:table-cell>
          <table:table-cell table:formula="of:=1/[.A138]" office:value-type="float" office:value="0.0072992700729927" calcext:value-type="float">
            <text:p>0,00729927007299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/LN([.A139])" office:value-type="float" office:value="0.202952813859044" calcext:value-type="float">
            <text:p>0,202952813859044</text:p>
          </table:table-cell>
          <table:table-cell table:formula="of:=LN([.A139])" office:value-type="float" office:value="4.92725368515721" calcext:value-type="float">
            <text:p>4,92725368515721</text:p>
          </table:table-cell>
          <table:table-cell table:formula="of:=1/[.A139]" office:value-type="float" office:value="0.0072463768115942" calcext:value-type="float">
            <text:p>0,00724637681159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/LN([.A140])" office:value-type="float" office:value="0.202655848131221" calcext:value-type="float">
            <text:p>0,202655848131221</text:p>
          </table:table-cell>
          <table:table-cell table:formula="of:=LN([.A140])" office:value-type="float" office:value="4.93447393313069" calcext:value-type="float">
            <text:p>4,93447393313069</text:p>
          </table:table-cell>
          <table:table-cell table:formula="of:=1/[.A140]" office:value-type="float" office:value="0.00719424460431655" calcext:value-type="float">
            <text:p>0,007194244604316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/LN([.A141])" office:value-type="float" office:value="0.202361869694323" calcext:value-type="float">
            <text:p>0,202361869694323</text:p>
          </table:table-cell>
          <table:table-cell table:formula="of:=LN([.A141])" office:value-type="float" office:value="4.9416424226093" calcext:value-type="float">
            <text:p>4,9416424226093</text:p>
          </table:table-cell>
          <table:table-cell table:formula="of:=1/[.A141]" office:value-type="float" office:value="0.00714285714285714" calcext:value-type="float">
            <text:p>0,007142857142857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/LN([.A142])" office:value-type="float" office:value="0.202070826257764" calcext:value-type="float">
            <text:p>0,202070826257764</text:p>
          </table:table-cell>
          <table:table-cell table:formula="of:=LN([.A142])" office:value-type="float" office:value="4.94875989037817" calcext:value-type="float">
            <text:p>4,94875989037817</text:p>
          </table:table-cell>
          <table:table-cell table:formula="of:=1/[.A142]" office:value-type="float" office:value="0.00709219858156028" calcext:value-type="float">
            <text:p>0,007092198581560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/LN([.A143])" office:value-type="float" office:value="0.201782666823734" calcext:value-type="float">
            <text:p>0,201782666823734</text:p>
          </table:table-cell>
          <table:table-cell table:formula="of:=LN([.A143])" office:value-type="float" office:value="4.95582705760126" calcext:value-type="float">
            <text:p>4,95582705760126</text:p>
          </table:table-cell>
          <table:table-cell table:formula="of:=1/[.A143]" office:value-type="float" office:value="0.00704225352112676" calcext:value-type="float">
            <text:p>0,007042253521126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/LN([.A144])" office:value-type="float" office:value="0.201497341646101" calcext:value-type="float">
            <text:p>0,201497341646101</text:p>
          </table:table-cell>
          <table:table-cell table:formula="of:=LN([.A144])" office:value-type="float" office:value="4.96284463025991" calcext:value-type="float">
            <text:p>4,96284463025991</text:p>
          </table:table-cell>
          <table:table-cell table:formula="of:=1/[.A144]" office:value-type="float" office:value="0.00699300699300699" calcext:value-type="float">
            <text:p>0,006993006993006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/LN([.A145])" office:value-type="float" office:value="0.201214802190922" calcext:value-type="float">
            <text:p>0,201214802190922</text:p>
          </table:table-cell>
          <table:table-cell table:formula="of:=LN([.A145])" office:value-type="float" office:value="4.969813299576" calcext:value-type="float">
            <text:p>4,969813299576</text:p>
          </table:table-cell>
          <table:table-cell table:formula="of:=1/[.A145]" office:value-type="float" office:value="0.00694444444444444" calcext:value-type="float">
            <text:p>0,006944444444444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/LN([.A146])" office:value-type="float" office:value="0.200935001098456" calcext:value-type="float">
            <text:p>0,200935001098456</text:p>
          </table:table-cell>
          <table:table-cell table:formula="of:=LN([.A146])" office:value-type="float" office:value="4.97673374242057" calcext:value-type="float">
            <text:p>4,97673374242057</text:p>
          </table:table-cell>
          <table:table-cell table:formula="of:=1/[.A146]" office:value-type="float" office:value="0.00689655172413793" calcext:value-type="float">
            <text:p>0,0068965517241379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/LN([.A147])" office:value-type="float" office:value="0.200657892146634" calcext:value-type="float">
            <text:p>0,200657892146634</text:p>
          </table:table-cell>
          <table:table-cell table:formula="of:=LN([.A147])" office:value-type="float" office:value="4.98360662170834" calcext:value-type="float">
            <text:p>4,98360662170834</text:p>
          </table:table-cell>
          <table:table-cell table:formula="of:=1/[.A147]" office:value-type="float" office:value="0.00684931506849315" calcext:value-type="float">
            <text:p>0,006849315068493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/LN([.A148])" office:value-type="float" office:value="0.200383430215914" calcext:value-type="float">
            <text:p>0,200383430215914</text:p>
          </table:table-cell>
          <table:table-cell table:formula="of:=LN([.A148])" office:value-type="float" office:value="4.99043258677874" calcext:value-type="float">
            <text:p>4,99043258677874</text:p>
          </table:table-cell>
          <table:table-cell table:formula="of:=1/[.A148]" office:value-type="float" office:value="0.00680272108843537" calcext:value-type="float">
            <text:p>0,0068027210884353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/LN([.A149])" office:value-type="float" office:value="0.200111571255459" calcext:value-type="float">
            <text:p>0,200111571255459</text:p>
          </table:table-cell>
          <table:table-cell table:formula="of:=LN([.A149])" office:value-type="float" office:value="4.99721227376412" calcext:value-type="float">
            <text:p>4,99721227376412</text:p>
          </table:table-cell>
          <table:table-cell table:formula="of:=1/[.A149]" office:value-type="float" office:value="0.00675675675675676" calcext:value-type="float">
            <text:p>0,006756756756756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/LN([.A150])" office:value-type="float" office:value="0.199842272250573" calcext:value-type="float">
            <text:p>0,199842272250573</text:p>
          </table:table-cell>
          <table:table-cell table:formula="of:=LN([.A150])" office:value-type="float" office:value="5.00394630594546" calcext:value-type="float">
            <text:p>5,00394630594546</text:p>
          </table:table-cell>
          <table:table-cell table:formula="of:=1/[.A150]" office:value-type="float" office:value="0.00671140939597315" calcext:value-type="float">
            <text:p>0,006711409395973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LN([.A151])" office:value-type="float" office:value="0.199575491191355" calcext:value-type="float">
            <text:p>0,199575491191355</text:p>
          </table:table-cell>
          <table:table-cell table:formula="of:=LN([.A151])" office:value-type="float" office:value="5.01063529409626" calcext:value-type="float">
            <text:p>5,01063529409626</text:p>
          </table:table-cell>
          <table:table-cell table:formula="of:=1/[.A151]" office:value-type="float" office:value="0.00666666666666667" calcext:value-type="float">
            <text:p>0,006666666666666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/LN([.A152])" office:value-type="float" office:value="0.199311187042503" calcext:value-type="float">
            <text:p>0,199311187042503</text:p>
          </table:table-cell>
          <table:table-cell table:formula="of:=LN([.A152])" office:value-type="float" office:value="5.01727983681492" calcext:value-type="float">
            <text:p>5,01727983681492</text:p>
          </table:table-cell>
          <table:table-cell table:formula="of:=1/[.A152]" office:value-type="float" office:value="0.00662251655629139" calcext:value-type="float">
            <text:p>0,0066225165562913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/LN([.A153])" office:value-type="float" office:value="0.199049319714225" calcext:value-type="float">
            <text:p>0,199049319714225</text:p>
          </table:table-cell>
          <table:table-cell table:formula="of:=LN([.A153])" office:value-type="float" office:value="5.02388052084628" calcext:value-type="float">
            <text:p>5,02388052084628</text:p>
          </table:table-cell>
          <table:table-cell table:formula="of:=1/[.A153]" office:value-type="float" office:value="0.00657894736842105" calcext:value-type="float">
            <text:p>0,006578947368421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/LN([.A154])" office:value-type="float" office:value="0.198789850034209" calcext:value-type="float">
            <text:p>0,198789850034209</text:p>
          </table:table-cell>
          <table:table-cell table:formula="of:=LN([.A154])" office:value-type="float" office:value="5.03043792139244" calcext:value-type="float">
            <text:p>5,03043792139244</text:p>
          </table:table-cell>
          <table:table-cell table:formula="of:=1/[.A154]" office:value-type="float" office:value="0.0065359477124183" calcext:value-type="float">
            <text:p>0,00653594771241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/LN([.A155])" office:value-type="float" office:value="0.198532739720603" calcext:value-type="float">
            <text:p>0,198532739720603</text:p>
          </table:table-cell>
          <table:table-cell table:formula="of:=LN([.A155])" office:value-type="float" office:value="5.03695260241363" calcext:value-type="float">
            <text:p>5,03695260241363</text:p>
          </table:table-cell>
          <table:table-cell table:formula="of:=1/[.A155]" office:value-type="float" office:value="0.00649350649350649" calcext:value-type="float">
            <text:p>0,0064935064935064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/LN([.A156])" office:value-type="float" office:value="0.198277951355972" calcext:value-type="float">
            <text:p>0,198277951355972</text:p>
          </table:table-cell>
          <table:table-cell table:formula="of:=LN([.A156])" office:value-type="float" office:value="5.04342511691925" calcext:value-type="float">
            <text:p>5,04342511691925</text:p>
          </table:table-cell>
          <table:table-cell table:formula="of:=1/[.A156]" office:value-type="float" office:value="0.00645161290322581" calcext:value-type="float">
            <text:p>0,0064516129032258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/LN([.A157])" office:value-type="float" office:value="0.198025448362173" calcext:value-type="float">
            <text:p>0,198025448362173</text:p>
          </table:table-cell>
          <table:table-cell table:formula="of:=LN([.A157])" office:value-type="float" office:value="5.04985600724954" calcext:value-type="float">
            <text:p>5,04985600724954</text:p>
          </table:table-cell>
          <table:table-cell table:formula="of:=1/[.A157]" office:value-type="float" office:value="0.00641025641025641" calcext:value-type="float">
            <text:p>0,0064102564102564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/LN([.A158])" office:value-type="float" office:value="0.19777519497613" calcext:value-type="float">
            <text:p>0,19777519497613</text:p>
          </table:table-cell>
          <table:table-cell table:formula="of:=LN([.A158])" office:value-type="float" office:value="5.05624580534831" calcext:value-type="float">
            <text:p>5,05624580534831</text:p>
          </table:table-cell>
          <table:table-cell table:formula="of:=1/[.A158]" office:value-type="float" office:value="0.00636942675159236" calcext:value-type="float">
            <text:p>0,0063694267515923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/LN([.A159])" office:value-type="float" office:value="0.197527156226456" calcext:value-type="float">
            <text:p>0,197527156226456</text:p>
          </table:table-cell>
          <table:table-cell table:formula="of:=LN([.A159])" office:value-type="float" office:value="5.06259503302697" calcext:value-type="float">
            <text:p>5,06259503302697</text:p>
          </table:table-cell>
          <table:table-cell table:formula="of:=1/[.A159]" office:value-type="float" office:value="0.00632911392405063" calcext:value-type="float">
            <text:p>0,0063291139240506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/LN([.A160])" office:value-type="float" office:value="0.197281297910896" calcext:value-type="float">
            <text:p>0,197281297910896</text:p>
          </table:table-cell>
          <table:table-cell table:formula="of:=LN([.A160])" office:value-type="float" office:value="5.06890420222023" calcext:value-type="float">
            <text:p>5,06890420222023</text:p>
          </table:table-cell>
          <table:table-cell table:formula="of:=1/[.A160]" office:value-type="float" office:value="0.00628930817610063" calcext:value-type="float">
            <text:p>0,006289308176100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/LN([.A161])" office:value-type="float" office:value="0.197037586574545" calcext:value-type="float">
            <text:p>0,197037586574545</text:p>
          </table:table-cell>
          <table:table-cell table:formula="of:=LN([.A161])" office:value-type="float" office:value="5.07517381523383" calcext:value-type="float">
            <text:p>5,07517381523383</text:p>
          </table:table-cell>
          <table:table-cell table:formula="of:=1/[.A161]" office:value-type="float" office:value="0.00625" calcext:value-type="float">
            <text:p>0,006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/LN([.A162])" office:value-type="float" office:value="0.196795989488834" calcext:value-type="float">
            <text:p>0,196795989488834</text:p>
          </table:table-cell>
          <table:table-cell table:formula="of:=LN([.A162])" office:value-type="float" office:value="5.08140436498446" calcext:value-type="float">
            <text:p>5,08140436498446</text:p>
          </table:table-cell>
          <table:table-cell table:formula="of:=1/[.A162]" office:value-type="float" office:value="0.0062111801242236" calcext:value-type="float">
            <text:p>0,006211180124223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/LN([.A163])" office:value-type="float" office:value="0.196556474631222" calcext:value-type="float">
            <text:p>0,196556474631222</text:p>
          </table:table-cell>
          <table:table-cell table:formula="of:=LN([.A163])" office:value-type="float" office:value="5.08759633523238" calcext:value-type="float">
            <text:p>5,08759633523238</text:p>
          </table:table-cell>
          <table:table-cell table:formula="of:=1/[.A163]" office:value-type="float" office:value="0.00617283950617284" calcext:value-type="float">
            <text:p>0,006172839506172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1/LN([.A164])" office:value-type="float" office:value="0.196319010665583" calcext:value-type="float">
            <text:p>0,196319010665583</text:p>
          </table:table-cell>
          <table:table-cell table:formula="of:=LN([.A164])" office:value-type="float" office:value="5.09375020080676" calcext:value-type="float">
            <text:p>5,09375020080676</text:p>
          </table:table-cell>
          <table:table-cell table:formula="of:=1/[.A164]" office:value-type="float" office:value="0.00613496932515337" calcext:value-type="float">
            <text:p>0,006134969325153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/LN([.A165])" office:value-type="float" office:value="0.196083566923269" calcext:value-type="float">
            <text:p>0,196083566923269</text:p>
          </table:table-cell>
          <table:table-cell table:formula="of:=LN([.A165])" office:value-type="float" office:value="5.0998664278242" calcext:value-type="float">
            <text:p>5,0998664278242</text:p>
          </table:table-cell>
          <table:table-cell table:formula="of:=1/[.A165]" office:value-type="float" office:value="0.00609756097560976" calcext:value-type="float">
            <text:p>0,006097560975609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/LN([.A166])" office:value-type="float" office:value="0.195850113384793" calcext:value-type="float">
            <text:p>0,195850113384793</text:p>
          </table:table-cell>
          <table:table-cell table:formula="of:=LN([.A166])" office:value-type="float" office:value="5.10594547390058" calcext:value-type="float">
            <text:p>5,10594547390058</text:p>
          </table:table-cell>
          <table:table-cell table:formula="of:=1/[.A166]" office:value-type="float" office:value="0.00606060606060606" calcext:value-type="float">
            <text:p>0,0060606060606060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/LN([.A167])" office:value-type="float" office:value="0.195618620662138" calcext:value-type="float">
            <text:p>0,195618620662138</text:p>
          </table:table-cell>
          <table:table-cell table:formula="of:=LN([.A167])" office:value-type="float" office:value="5.11198778835654" calcext:value-type="float">
            <text:p>5,11198778835654</text:p>
          </table:table-cell>
          <table:table-cell table:formula="of:=1/[.A167]" office:value-type="float" office:value="0.00602409638554217" calcext:value-type="float">
            <text:p>0,006024096385542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1/LN([.A168])" office:value-type="float" office:value="0.195389059981648" calcext:value-type="float">
            <text:p>0,195389059981648</text:p>
          </table:table-cell>
          <table:table-cell table:formula="of:=LN([.A168])" office:value-type="float" office:value="5.11799381241676" calcext:value-type="float">
            <text:p>5,11799381241676</text:p>
          </table:table-cell>
          <table:table-cell table:formula="of:=1/[.A168]" office:value-type="float" office:value="0.00598802395209581" calcext:value-type="float">
            <text:p>0,0059880239520958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/LN([.A169])" office:value-type="float" office:value="0.195161403167487" calcext:value-type="float">
            <text:p>0,195161403167487</text:p>
          </table:table-cell>
          <table:table-cell table:formula="of:=LN([.A169])" office:value-type="float" office:value="5.12396397940326" calcext:value-type="float">
            <text:p>5,12396397940326</text:p>
          </table:table-cell>
          <table:table-cell table:formula="of:=1/[.A169]" office:value-type="float" office:value="0.00595238095238095" calcext:value-type="float">
            <text:p>0,0059523809523809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1/LN([.A170])" office:value-type="float" office:value="0.19493562262564" calcext:value-type="float">
            <text:p>0,19493562262564</text:p>
          </table:table-cell>
          <table:table-cell table:formula="of:=LN([.A170])" office:value-type="float" office:value="5.12989871492307" calcext:value-type="float">
            <text:p>5,12989871492307</text:p>
          </table:table-cell>
          <table:table-cell table:formula="of:=1/[.A170]" office:value-type="float" office:value="0.00591715976331361" calcext:value-type="float">
            <text:p>0,005917159763313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/LN([.A171])" office:value-type="float" office:value="0.194711691328437" calcext:value-type="float">
            <text:p>0,194711691328437</text:p>
          </table:table-cell>
          <table:table-cell table:formula="of:=LN([.A171])" office:value-type="float" office:value="5.13579843705026" calcext:value-type="float">
            <text:p>5,13579843705026</text:p>
          </table:table-cell>
          <table:table-cell table:formula="of:=1/[.A171]" office:value-type="float" office:value="0.00588235294117647" calcext:value-type="float">
            <text:p>0,005882352941176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1/LN([.A172])" office:value-type="float" office:value="0.194489582799579" calcext:value-type="float">
            <text:p>0,194489582799579</text:p>
          </table:table-cell>
          <table:table-cell table:formula="of:=LN([.A172])" office:value-type="float" office:value="5.14166355650266" calcext:value-type="float">
            <text:p>5,14166355650266</text:p>
          </table:table-cell>
          <table:table-cell table:formula="of:=1/[.A172]" office:value-type="float" office:value="0.00584795321637427" calcext:value-type="float">
            <text:p>0,005847953216374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1/LN([.A173])" office:value-type="float" office:value="0.194269271099645" calcext:value-type="float">
            <text:p>0,194269271099645</text:p>
          </table:table-cell>
          <table:table-cell table:formula="of:=LN([.A173])" office:value-type="float" office:value="5.14749447681345" calcext:value-type="float">
            <text:p>5,14749447681345</text:p>
          </table:table-cell>
          <table:table-cell table:formula="of:=1/[.A173]" office:value-type="float" office:value="0.00581395348837209" calcext:value-type="float">
            <text:p>0,0058139534883720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/LN([.A174])" office:value-type="float" office:value="0.194050730812072" calcext:value-type="float">
            <text:p>0,194050730812072</text:p>
          </table:table-cell>
          <table:table-cell table:formula="of:=LN([.A174])" office:value-type="float" office:value="5.15329159449778" calcext:value-type="float">
            <text:p>5,15329159449778</text:p>
          </table:table-cell>
          <table:table-cell table:formula="of:=1/[.A174]" office:value-type="float" office:value="0.00578034682080925" calcext:value-type="float">
            <text:p>0,005780346820809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1/LN([.A175])" office:value-type="float" office:value="0.193833937029566" calcext:value-type="float">
            <text:p>0,193833937029566</text:p>
          </table:table-cell>
          <table:table-cell table:formula="of:=LN([.A175])" office:value-type="float" office:value="5.15905529921453" calcext:value-type="float">
            <text:p>5,15905529921453</text:p>
          </table:table-cell>
          <table:table-cell table:formula="of:=1/[.A175]" office:value-type="float" office:value="0.00574712643678161" calcext:value-type="float">
            <text:p>0,005747126436781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/LN([.A176])" office:value-type="float" office:value="0.193618865340965" calcext:value-type="float">
            <text:p>0,193618865340965</text:p>
          </table:table-cell>
          <table:table-cell table:formula="of:=LN([.A176])" office:value-type="float" office:value="5.16478597392351" calcext:value-type="float">
            <text:p>5,16478597392351</text:p>
          </table:table-cell>
          <table:table-cell table:formula="of:=1/[.A176]" office:value-type="float" office:value="0.00571428571428571" calcext:value-type="float">
            <text:p>0,0057142857142857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/LN([.A177])" office:value-type="float" office:value="0.193405491818493" calcext:value-type="float">
            <text:p>0,193405491818493</text:p>
          </table:table-cell>
          <table:table-cell table:formula="of:=LN([.A177])" office:value-type="float" office:value="5.17048399503815" calcext:value-type="float">
            <text:p>5,17048399503815</text:p>
          </table:table-cell>
          <table:table-cell table:formula="of:=1/[.A177]" office:value-type="float" office:value="0.00568181818181818" calcext:value-type="float">
            <text:p>0,005681818181818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1/LN([.A178])" office:value-type="float" office:value="0.193193793005434" calcext:value-type="float">
            <text:p>0,193193793005434</text:p>
          </table:table-cell>
          <table:table-cell table:formula="of:=LN([.A178])" office:value-type="float" office:value="5.17614973257383" calcext:value-type="float">
            <text:p>5,17614973257383</text:p>
          </table:table-cell>
          <table:table-cell table:formula="of:=1/[.A178]" office:value-type="float" office:value="0.00564971751412429" calcext:value-type="float">
            <text:p>0,005649717514124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1/LN([.A179])" office:value-type="float" office:value="0.192983745904175" calcext:value-type="float">
            <text:p>0,192983745904175</text:p>
          </table:table-cell>
          <table:table-cell table:formula="of:=LN([.A179])" office:value-type="float" office:value="5.18178355029209" calcext:value-type="float">
            <text:p>5,18178355029209</text:p>
          </table:table-cell>
          <table:table-cell table:formula="of:=1/[.A179]" office:value-type="float" office:value="0.00561797752808989" calcext:value-type="float">
            <text:p>0,005617977528089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1/LN([.A180])" office:value-type="float" office:value="0.192775327964627" calcext:value-type="float">
            <text:p>0,192775327964627</text:p>
          </table:table-cell>
          <table:table-cell table:formula="of:=LN([.A180])" office:value-type="float" office:value="5.18738580584076" calcext:value-type="float">
            <text:p>5,18738580584076</text:p>
          </table:table-cell>
          <table:table-cell table:formula="of:=1/[.A180]" office:value-type="float" office:value="0.00558659217877095" calcext:value-type="float">
            <text:p>0,005586592178770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/LN([.A181])" office:value-type="float" office:value="0.192568517072999" calcext:value-type="float">
            <text:p>0,192568517072999</text:p>
          </table:table-cell>
          <table:table-cell table:formula="of:=LN([.A181])" office:value-type="float" office:value="5.19295685089021" calcext:value-type="float">
            <text:p>5,19295685089021</text:p>
          </table:table-cell>
          <table:table-cell table:formula="of:=1/[.A181]" office:value-type="float" office:value="0.00555555555555556" calcext:value-type="float">
            <text:p>0,0055555555555555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1/LN([.A182])" office:value-type="float" office:value="0.192363291540921" calcext:value-type="float">
            <text:p>0,192363291540921</text:p>
          </table:table-cell>
          <table:table-cell table:formula="of:=LN([.A182])" office:value-type="float" office:value="5.19849703126583" calcext:value-type="float">
            <text:p>5,19849703126583</text:p>
          </table:table-cell>
          <table:table-cell table:formula="of:=1/[.A182]" office:value-type="float" office:value="0.00552486187845304" calcext:value-type="float">
            <text:p>0,005524861878453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/LN([.A183])" office:value-type="float" office:value="0.192159630094888" calcext:value-type="float">
            <text:p>0,192159630094888</text:p>
          </table:table-cell>
          <table:table-cell table:formula="of:=LN([.A183])" office:value-type="float" office:value="5.2040066870768" calcext:value-type="float">
            <text:p>5,2040066870768</text:p>
          </table:table-cell>
          <table:table-cell table:formula="of:=1/[.A183]" office:value-type="float" office:value="0.0054945054945055" calcext:value-type="float">
            <text:p>0,005494505494505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1/LN([.A184])" office:value-type="float" office:value="0.191957511866035" calcext:value-type="float">
            <text:p>0,191957511866035</text:p>
          </table:table-cell>
          <table:table-cell table:formula="of:=LN([.A184])" office:value-type="float" office:value="5.20948615284142" calcext:value-type="float">
            <text:p>5,20948615284142</text:p>
          </table:table-cell>
          <table:table-cell table:formula="of:=1/[.A184]" office:value-type="float" office:value="0.00546448087431694" calcext:value-type="float">
            <text:p>0,005464480874316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1/LN([.A185])" office:value-type="float" office:value="0.191756916380211" calcext:value-type="float">
            <text:p>0,191756916380211</text:p>
          </table:table-cell>
          <table:table-cell table:formula="of:=LN([.A185])" office:value-type="float" office:value="5.21493575760899" calcext:value-type="float">
            <text:p>5,21493575760899</text:p>
          </table:table-cell>
          <table:table-cell table:formula="of:=1/[.A185]" office:value-type="float" office:value="0.00543478260869565" calcext:value-type="float">
            <text:p>0,005434782608695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/LN([.A186])" office:value-type="float" office:value="0.191557823548359" calcext:value-type="float">
            <text:p>0,191557823548359</text:p>
          </table:table-cell>
          <table:table-cell table:formula="of:=LN([.A186])" office:value-type="float" office:value="5.22035582507832" calcext:value-type="float">
            <text:p>5,22035582507832</text:p>
          </table:table-cell>
          <table:table-cell table:formula="of:=1/[.A186]" office:value-type="float" office:value="0.00540540540540541" calcext:value-type="float">
            <text:p>0,0054054054054054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/LN([.A187])" office:value-type="float" office:value="0.191360213657169" calcext:value-type="float">
            <text:p>0,191360213657169</text:p>
          </table:table-cell>
          <table:table-cell table:formula="of:=LN([.A187])" office:value-type="float" office:value="5.2257466737132" calcext:value-type="float">
            <text:p>5,2257466737132</text:p>
          </table:table-cell>
          <table:table-cell table:formula="of:=1/[.A187]" office:value-type="float" office:value="0.00537634408602151" calcext:value-type="float">
            <text:p>0,005376344086021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1/LN([.A188])" office:value-type="float" office:value="0.191164067360025" calcext:value-type="float">
            <text:p>0,191164067360025</text:p>
          </table:table-cell>
          <table:table-cell table:formula="of:=LN([.A188])" office:value-type="float" office:value="5.23110861685459" calcext:value-type="float">
            <text:p>5,23110861685459</text:p>
          </table:table-cell>
          <table:table-cell table:formula="of:=1/[.A188]" office:value-type="float" office:value="0.0053475935828877" calcext:value-type="float">
            <text:p>0,005347593582887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/LN([.A189])" office:value-type="float" office:value="0.190969365668204" calcext:value-type="float">
            <text:p>0,190969365668204</text:p>
          </table:table-cell>
          <table:table-cell table:formula="of:=LN([.A189])" office:value-type="float" office:value="5.23644196282995" calcext:value-type="float">
            <text:p>5,23644196282995</text:p>
          </table:table-cell>
          <table:table-cell table:formula="of:=1/[.A189]" office:value-type="float" office:value="0.00531914893617021" calcext:value-type="float">
            <text:p>0,005319148936170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1/LN([.A190])" office:value-type="float" office:value="0.190776089942338" calcext:value-type="float">
            <text:p>0,190776089942338</text:p>
          </table:table-cell>
          <table:table-cell table:formula="of:=LN([.A190])" office:value-type="float" office:value="5.24174701505964" calcext:value-type="float">
            <text:p>5,24174701505964</text:p>
          </table:table-cell>
          <table:table-cell table:formula="of:=1/[.A190]" office:value-type="float" office:value="0.00529100529100529" calcext:value-type="float">
            <text:p>0,0052910052910052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/LN([.A191])" office:value-type="float" office:value="0.190584221884129" calcext:value-type="float">
            <text:p>0,190584221884129</text:p>
          </table:table-cell>
          <table:table-cell table:formula="of:=LN([.A191])" office:value-type="float" office:value="5.24702407216049" calcext:value-type="float">
            <text:p>5,24702407216049</text:p>
          </table:table-cell>
          <table:table-cell table:formula="of:=1/[.A191]" office:value-type="float" office:value="0.00526315789473684" calcext:value-type="float">
            <text:p>0,005263157894736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/LN([.A192])" office:value-type="float" office:value="0.190393743528297" calcext:value-type="float">
            <text:p>0,190393743528297</text:p>
          </table:table-cell>
          <table:table-cell table:formula="of:=LN([.A192])" office:value-type="float" office:value="5.25227342804663" calcext:value-type="float">
            <text:p>5,25227342804663</text:p>
          </table:table-cell>
          <table:table-cell table:formula="of:=1/[.A192]" office:value-type="float" office:value="0.00523560209424084" calcext:value-type="float">
            <text:p>0,0052356020942408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1/LN([.A193])" office:value-type="float" office:value="0.190204637234765" calcext:value-type="float">
            <text:p>0,190204637234765</text:p>
          </table:table-cell>
          <table:table-cell table:formula="of:=LN([.A193])" office:value-type="float" office:value="5.25749537202778" calcext:value-type="float">
            <text:p>5,25749537202778</text:p>
          </table:table-cell>
          <table:table-cell table:formula="of:=1/[.A193]" office:value-type="float" office:value="0.00520833333333333" calcext:value-type="float">
            <text:p>0,005208333333333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/LN([.A194])" office:value-type="float" office:value="0.190016885681065" calcext:value-type="float">
            <text:p>0,190016885681065</text:p>
          </table:table-cell>
          <table:table-cell table:formula="of:=LN([.A194])" office:value-type="float" office:value="5.26269018890489" calcext:value-type="float">
            <text:p>5,26269018890489</text:p>
          </table:table-cell>
          <table:table-cell table:formula="of:=1/[.A194]" office:value-type="float" office:value="0.00518134715025907" calcext:value-type="float">
            <text:p>0,0051813471502590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1/LN([.A195])" office:value-type="float" office:value="0.189830471854961" calcext:value-type="float">
            <text:p>0,189830471854961</text:p>
          </table:table-cell>
          <table:table-cell table:formula="of:=LN([.A195])" office:value-type="float" office:value="5.26785815906333" calcext:value-type="float">
            <text:p>5,26785815906333</text:p>
          </table:table-cell>
          <table:table-cell table:formula="of:=1/[.A195]" office:value-type="float" office:value="0.00515463917525773" calcext:value-type="float">
            <text:p>0,0051546391752577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/LN([.A196])" office:value-type="float" office:value="0.189645379047287" calcext:value-type="float">
            <text:p>0,189645379047287</text:p>
          </table:table-cell>
          <table:table-cell table:formula="of:=LN([.A196])" office:value-type="float" office:value="5.27299955856375" calcext:value-type="float">
            <text:p>5,27299955856375</text:p>
          </table:table-cell>
          <table:table-cell table:formula="of:=1/[.A196]" office:value-type="float" office:value="0.00512820512820513" calcext:value-type="float">
            <text:p>0,005128205128205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/LN([.A197])" office:value-type="float" office:value="0.189461590844976" calcext:value-type="float">
            <text:p>0,189461590844976</text:p>
          </table:table-cell>
          <table:table-cell table:formula="of:=LN([.A197])" office:value-type="float" office:value="5.27811465923052" calcext:value-type="float">
            <text:p>5,27811465923052</text:p>
          </table:table-cell>
          <table:table-cell table:formula="of:=1/[.A197]" office:value-type="float" office:value="0.00510204081632653" calcext:value-type="float">
            <text:p>0,0051020408163265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1/LN([.A198])" office:value-type="float" office:value="0.189279091124293" calcext:value-type="float">
            <text:p>0,189279091124293</text:p>
          </table:table-cell>
          <table:table-cell table:formula="of:=LN([.A198])" office:value-type="float" office:value="5.28320372873799" calcext:value-type="float">
            <text:p>5,28320372873799</text:p>
          </table:table-cell>
          <table:table-cell table:formula="of:=1/[.A198]" office:value-type="float" office:value="0.0050761421319797" calcext:value-type="float">
            <text:p>0,00507614213197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1/LN([.A199])" office:value-type="float" office:value="0.189097864044257" calcext:value-type="float">
            <text:p>0,189097864044257</text:p>
          </table:table-cell>
          <table:table-cell table:formula="of:=LN([.A199])" office:value-type="float" office:value="5.28826703069454" calcext:value-type="float">
            <text:p>5,28826703069454</text:p>
          </table:table-cell>
          <table:table-cell table:formula="of:=1/[.A199]" office:value-type="float" office:value="0.00505050505050505" calcext:value-type="float">
            <text:p>0,005050505050505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/LN([.A200])" office:value-type="float" office:value="0.188917894040241" calcext:value-type="float">
            <text:p>0,188917894040241</text:p>
          </table:table-cell>
          <table:table-cell table:formula="of:=LN([.A200])" office:value-type="float" office:value="5.29330482472449" calcext:value-type="float">
            <text:p>5,29330482472449</text:p>
          </table:table-cell>
          <table:table-cell table:formula="of:=1/[.A200]" office:value-type="float" office:value="0.0050251256281407" calcext:value-type="float">
            <text:p>0,00502512562814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LN([.A201])" office:value-type="float" office:value="0.188739165817755" calcext:value-type="float">
            <text:p>0,188739165817755</text:p>
          </table:table-cell>
          <table:table-cell table:formula="of:=LN([.A201])" office:value-type="float" office:value="5.29831736654804" calcext:value-type="float">
            <text:p>5,29831736654804</text:p>
          </table:table-cell>
          <table:table-cell table:formula="of:=1/[.A201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1/LN([.A202])" office:value-type="float" office:value="0.18856166434639" calcext:value-type="float">
            <text:p>0,18856166434639</text:p>
          </table:table-cell>
          <table:table-cell table:formula="of:=LN([.A202])" office:value-type="float" office:value="5.30330490805908" calcext:value-type="float">
            <text:p>5,30330490805908</text:p>
          </table:table-cell>
          <table:table-cell table:formula="of:=1/[.A202]" office:value-type="float" office:value="0.00497512437810945" calcext:value-type="float">
            <text:p>0,0049751243781094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1/LN([.A203])" office:value-type="float" office:value="0.188385374853942" calcext:value-type="float">
            <text:p>0,188385374853942</text:p>
          </table:table-cell>
          <table:table-cell table:formula="of:=LN([.A203])" office:value-type="float" office:value="5.30826769740121" calcext:value-type="float">
            <text:p>5,30826769740121</text:p>
          </table:table-cell>
          <table:table-cell table:formula="of:=1/[.A203]" office:value-type="float" office:value="0.00495049504950495" calcext:value-type="float">
            <text:p>0,0049504950495049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1/LN([.A204])" office:value-type="float" office:value="0.188210282820683" calcext:value-type="float">
            <text:p>0,188210282820683</text:p>
          </table:table-cell>
          <table:table-cell table:formula="of:=LN([.A204])" office:value-type="float" office:value="5.31320597904179" calcext:value-type="float">
            <text:p>5,31320597904179</text:p>
          </table:table-cell>
          <table:table-cell table:formula="of:=1/[.A204]" office:value-type="float" office:value="0.00492610837438424" calcext:value-type="float">
            <text:p>0,004926108374384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1/LN([.A205])" office:value-type="float" office:value="0.188036373973794" calcext:value-type="float">
            <text:p>0,188036373973794</text:p>
          </table:table-cell>
          <table:table-cell table:formula="of:=LN([.A205])" office:value-type="float" office:value="5.31811999384422" calcext:value-type="float">
            <text:p>5,31811999384422</text:p>
          </table:table-cell>
          <table:table-cell table:formula="of:=1/[.A205]" office:value-type="float" office:value="0.00490196078431373" calcext:value-type="float">
            <text:p>0,0049019607843137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1/LN([.A206])" office:value-type="float" office:value="0.187863634281945" calcext:value-type="float">
            <text:p>0,187863634281945</text:p>
          </table:table-cell>
          <table:table-cell table:formula="of:=LN([.A206])" office:value-type="float" office:value="5.32300997913841" calcext:value-type="float">
            <text:p>5,32300997913841</text:p>
          </table:table-cell>
          <table:table-cell table:formula="of:=1/[.A206]" office:value-type="float" office:value="0.00487804878048781" calcext:value-type="float">
            <text:p>0,0048780487804878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1/LN([.A207])" office:value-type="float" office:value="0.187692049950025" calcext:value-type="float">
            <text:p>0,187692049950025</text:p>
          </table:table-cell>
          <table:table-cell table:formula="of:=LN([.A207])" office:value-type="float" office:value="5.32787616878958" calcext:value-type="float">
            <text:p>5,32787616878958</text:p>
          </table:table-cell>
          <table:table-cell table:formula="of:=1/[.A207]" office:value-type="float" office:value="0.00485436893203883" calcext:value-type="float">
            <text:p>0,004854368932038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1/LN([.A208])" office:value-type="float" office:value="0.187521607414006" calcext:value-type="float">
            <text:p>0,187521607414006</text:p>
          </table:table-cell>
          <table:table-cell table:formula="of:=LN([.A208])" office:value-type="float" office:value="5.33271879326537" calcext:value-type="float">
            <text:p>5,33271879326537</text:p>
          </table:table-cell>
          <table:table-cell table:formula="of:=1/[.A208]" office:value-type="float" office:value="0.00483091787439614" calcext:value-type="float">
            <text:p>0,0048309178743961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1/LN([.A209])" office:value-type="float" office:value="0.187352293335949" calcext:value-type="float">
            <text:p>0,187352293335949</text:p>
          </table:table-cell>
          <table:table-cell table:formula="of:=LN([.A209])" office:value-type="float" office:value="5.33753807970132" calcext:value-type="float">
            <text:p>5,33753807970132</text:p>
          </table:table-cell>
          <table:table-cell table:formula="of:=1/[.A209]" office:value-type="float" office:value="0.00480769230769231" calcext:value-type="float">
            <text:p>0,0048076923076923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1/LN([.A210])" office:value-type="float" office:value="0.187184094599139" calcext:value-type="float">
            <text:p>0,187184094599139</text:p>
          </table:table-cell>
          <table:table-cell table:formula="of:=LN([.A210])" office:value-type="float" office:value="5.34233425196481" calcext:value-type="float">
            <text:p>5,34233425196481</text:p>
          </table:table-cell>
          <table:table-cell table:formula="of:=1/[.A210]" office:value-type="float" office:value="0.00478468899521531" calcext:value-type="float">
            <text:p>0,0047846889952153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1/LN([.A211])" office:value-type="float" office:value="0.187016998303346" calcext:value-type="float">
            <text:p>0,187016998303346</text:p>
          </table:table-cell>
          <table:table-cell table:formula="of:=LN([.A211])" office:value-type="float" office:value="5.34710753071747" calcext:value-type="float">
            <text:p>5,34710753071747</text:p>
          </table:table-cell>
          <table:table-cell table:formula="of:=1/[.A211]" office:value-type="float" office:value="0.00476190476190476" calcext:value-type="float">
            <text:p>0,0047619047619047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1/LN([.A212])" office:value-type="float" office:value="0.186850991760219" calcext:value-type="float">
            <text:p>0,186850991760219</text:p>
          </table:table-cell>
          <table:table-cell table:formula="of:=LN([.A212])" office:value-type="float" office:value="5.35185813347607" calcext:value-type="float">
            <text:p>5,35185813347607</text:p>
          </table:table-cell>
          <table:table-cell table:formula="of:=1/[.A212]" office:value-type="float" office:value="0.004739336492891" calcext:value-type="float">
            <text:p>0,00473933649289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1/LN([.A213])" office:value-type="float" office:value="0.186686062488787" calcext:value-type="float">
            <text:p>0,186686062488787</text:p>
          </table:table-cell>
          <table:table-cell table:formula="of:=LN([.A213])" office:value-type="float" office:value="5.35658627467201" calcext:value-type="float">
            <text:p>5,35658627467201</text:p>
          </table:table-cell>
          <table:table-cell table:formula="of:=1/[.A213]" office:value-type="float" office:value="0.00471698113207547" calcext:value-type="float">
            <text:p>0,0047169811320754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1/LN([.A214])" office:value-type="float" office:value="0.186522198211087" calcext:value-type="float">
            <text:p>0,186522198211087</text:p>
          </table:table-cell>
          <table:table-cell table:formula="of:=LN([.A214])" office:value-type="float" office:value="5.36129216570943" calcext:value-type="float">
            <text:p>5,36129216570943</text:p>
          </table:table-cell>
          <table:table-cell table:formula="of:=1/[.A214]" office:value-type="float" office:value="0.00469483568075117" calcext:value-type="float">
            <text:p>0,004694835680751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1/LN([.A215])" office:value-type="float" office:value="0.186359386847898" calcext:value-type="float">
            <text:p>0,186359386847898</text:p>
          </table:table-cell>
          <table:table-cell table:formula="of:=LN([.A215])" office:value-type="float" office:value="5.36597601502185" calcext:value-type="float">
            <text:p>5,36597601502185</text:p>
          </table:table-cell>
          <table:table-cell table:formula="of:=1/[.A215]" office:value-type="float" office:value="0.00467289719626168" calcext:value-type="float">
            <text:p>0,0046728971962616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1/LN([.A216])" office:value-type="float" office:value="0.186197616514592" calcext:value-type="float">
            <text:p>0,186197616514592</text:p>
          </table:table-cell>
          <table:table-cell table:formula="of:=LN([.A216])" office:value-type="float" office:value="5.37063802812766" calcext:value-type="float">
            <text:p>5,37063802812766</text:p>
          </table:table-cell>
          <table:table-cell table:formula="of:=1/[.A216]" office:value-type="float" office:value="0.00465116279069767" calcext:value-type="float">
            <text:p>0,0046511627906976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1/LN([.A217])" office:value-type="float" office:value="0.186036875517082" calcext:value-type="float">
            <text:p>0,186036875517082</text:p>
          </table:table-cell>
          <table:table-cell table:formula="of:=LN([.A217])" office:value-type="float" office:value="5.37527840768417" calcext:value-type="float">
            <text:p>5,37527840768417</text:p>
          </table:table-cell>
          <table:table-cell table:formula="of:=1/[.A217]" office:value-type="float" office:value="0.00462962962962963" calcext:value-type="float">
            <text:p>0,0046296296296296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1/LN([.A218])" office:value-type="float" office:value="0.185877152347881" calcext:value-type="float">
            <text:p>0,185877152347881</text:p>
          </table:table-cell>
          <table:table-cell table:formula="of:=LN([.A218])" office:value-type="float" office:value="5.37989735354046" calcext:value-type="float">
            <text:p>5,37989735354046</text:p>
          </table:table-cell>
          <table:table-cell table:formula="of:=1/[.A218]" office:value-type="float" office:value="0.00460829493087558" calcext:value-type="float">
            <text:p>0,004608294930875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1/LN([.A219])" office:value-type="float" office:value="0.185718435682252" calcext:value-type="float">
            <text:p>0,185718435682252</text:p>
          </table:table-cell>
          <table:table-cell table:formula="of:=LN([.A219])" office:value-type="float" office:value="5.38449506278909" calcext:value-type="float">
            <text:p>5,38449506278909</text:p>
          </table:table-cell>
          <table:table-cell table:formula="of:=1/[.A219]" office:value-type="float" office:value="0.00458715596330275" calcext:value-type="float">
            <text:p>0,0045871559633027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1/LN([.A220])" office:value-type="float" office:value="0.185560714374468" calcext:value-type="float">
            <text:p>0,185560714374468</text:p>
          </table:table-cell>
          <table:table-cell table:formula="of:=LN([.A220])" office:value-type="float" office:value="5.3890717298165" calcext:value-type="float">
            <text:p>5,3890717298165</text:p>
          </table:table-cell>
          <table:table-cell table:formula="of:=1/[.A220]" office:value-type="float" office:value="0.0045662100456621" calcext:value-type="float">
            <text:p>0,00456621004566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1/LN([.A221])" office:value-type="float" office:value="0.185403977454151" calcext:value-type="float">
            <text:p>0,185403977454151</text:p>
          </table:table-cell>
          <table:table-cell table:formula="of:=LN([.A221])" office:value-type="float" office:value="5.39362754635236" calcext:value-type="float">
            <text:p>5,39362754635236</text:p>
          </table:table-cell>
          <table:table-cell table:formula="of:=1/[.A221]" office:value-type="float" office:value="0.00454545454545455" calcext:value-type="float">
            <text:p>0,0045454545454545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1/LN([.A222])" office:value-type="float" office:value="0.185248214122712" calcext:value-type="float">
            <text:p>0,185248214122712</text:p>
          </table:table-cell>
          <table:table-cell table:formula="of:=LN([.A222])" office:value-type="float" office:value="5.39816270151775" calcext:value-type="float">
            <text:p>5,39816270151775</text:p>
          </table:table-cell>
          <table:table-cell table:formula="of:=1/[.A222]" office:value-type="float" office:value="0.00452488687782806" calcext:value-type="float">
            <text:p>0,004524886877828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1/LN([.A223])" office:value-type="float" office:value="0.185093413749879" calcext:value-type="float">
            <text:p>0,185093413749879</text:p>
          </table:table-cell>
          <table:table-cell table:formula="of:=LN([.A223])" office:value-type="float" office:value="5.40267738187228" calcext:value-type="float">
            <text:p>5,40267738187228</text:p>
          </table:table-cell>
          <table:table-cell table:formula="of:=1/[.A223]" office:value-type="float" office:value="0.0045045045045045" calcext:value-type="float">
            <text:p>0,004504504504504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1/LN([.A224])" office:value-type="float" office:value="0.184939565870305" calcext:value-type="float">
            <text:p>0,184939565870305</text:p>
          </table:table-cell>
          <table:table-cell table:formula="of:=LN([.A224])" office:value-type="float" office:value="5.40717177146012" calcext:value-type="float">
            <text:p>5,40717177146012</text:p>
          </table:table-cell>
          <table:table-cell table:formula="of:=1/[.A224]" office:value-type="float" office:value="0.00448430493273543" calcext:value-type="float">
            <text:p>0,0044843049327354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1/LN([.A225])" office:value-type="float" office:value="0.184786660180263" calcext:value-type="float">
            <text:p>0,184786660180263</text:p>
          </table:table-cell>
          <table:table-cell table:formula="of:=LN([.A225])" office:value-type="float" office:value="5.41164605185504" calcext:value-type="float">
            <text:p>5,41164605185504</text:p>
          </table:table-cell>
          <table:table-cell table:formula="of:=1/[.A225]" office:value-type="float" office:value="0.00446428571428571" calcext:value-type="float">
            <text:p>0,0044642857142857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1/LN([.A226])" office:value-type="float" office:value="0.184634686534428" calcext:value-type="float">
            <text:p>0,184634686534428</text:p>
          </table:table-cell>
          <table:table-cell table:formula="of:=LN([.A226])" office:value-type="float" office:value="5.41610040220442" calcext:value-type="float">
            <text:p>5,41610040220442</text:p>
          </table:table-cell>
          <table:table-cell table:formula="of:=1/[.A226]" office:value-type="float" office:value="0.00444444444444444" calcext:value-type="float">
            <text:p>0,0044444444444444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1/LN([.A227])" office:value-type="float" office:value="0.184483634942723" calcext:value-type="float">
            <text:p>0,184483634942723</text:p>
          </table:table-cell>
          <table:table-cell table:formula="of:=LN([.A227])" office:value-type="float" office:value="5.42053499927229" calcext:value-type="float">
            <text:p>5,42053499927229</text:p>
          </table:table-cell>
          <table:table-cell table:formula="of:=1/[.A227]" office:value-type="float" office:value="0.00442477876106195" calcext:value-type="float">
            <text:p>0,0044247787610619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1/LN([.A228])" office:value-type="float" office:value="0.184333495567257" calcext:value-type="float">
            <text:p>0,184333495567257</text:p>
          </table:table-cell>
          <table:table-cell table:formula="of:=LN([.A228])" office:value-type="float" office:value="5.4249500174814" calcext:value-type="float">
            <text:p>5,4249500174814</text:p>
          </table:table-cell>
          <table:table-cell table:formula="of:=1/[.A228]" office:value-type="float" office:value="0.00440528634361234" calcext:value-type="float">
            <text:p>0,0044052863436123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1/LN([.A229])" office:value-type="float" office:value="0.184184258719328" calcext:value-type="float">
            <text:p>0,184184258719328</text:p>
          </table:table-cell>
          <table:table-cell table:formula="of:=LN([.A229])" office:value-type="float" office:value="5.42934562895444" calcext:value-type="float">
            <text:p>5,42934562895444</text:p>
          </table:table-cell>
          <table:table-cell table:formula="of:=1/[.A229]" office:value-type="float" office:value="0.0043859649122807" calcext:value-type="float">
            <text:p>0,00438596491228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.00.0000</text:date>, <text:time style:data-style-name="N2" text:time-value="22:12:02.30455297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20:05:30.844940419</meta:creation-date>
    <dc:date>2023-10-02T22:19:33.941000973</dc:date>
    <meta:editing-duration>PT34M33S</meta:editing-duration>
    <meta:editing-cycles>4</meta:editing-cycles>
    <meta:generator>LibreOffice/7.6.2.1$Linux_X86_64 LibreOffice_project/56f7684011345957bbf33a7ee678afaf4d2ba333</meta:generator>
    <meta:document-statistic meta:table-count="2" meta:cell-count="1335" meta:object-count="0"/>
  </office:meta>
</office:document-meta>
</file>